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Bitstream Vera          Sans" svg:font-family="'Bitstream Vera          Sans', sans-serif"/>
    <style:font-face style:name="Bitstream Vera Sans2" svg:font-family="'Bitstream Vera Sans', sans-serif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MS Gothic1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992cm" fo:margin-top="0.101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2.402cm"/>
    </style:style>
    <style:style style:name="Table1.B" style:family="table-column">
      <style:table-column-properties style:column-width="1.647cm"/>
    </style:style>
    <style:style style:name="Table1.1" style:family="table-row">
      <style:table-row-properties style:min-row-height="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5" style:family="table">
      <style:table-properties style:width="8.992cm" fo:margin-top="0.101cm" fo:margin-bottom="0cm" table:align="left" fo:background-color="transparent">
        <style:background-image/>
      </style:table-properties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1.647cm"/>
    </style:style>
    <style:style style:name="Table5.1" style:family="table-row">
      <style:table-row-properties style:min-row-height="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5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5.A3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5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2" style:family="table">
      <style:table-properties style:width="8.996cm" fo:margin-top="0.101cm" fo:margin-bottom="0cm" table:align="left" fo:background-color="transparent">
        <style:background-image/>
      </style:table-properties>
    </style:style>
    <style:style style:name="Table2.A" style:family="table-column">
      <style:table-column-properties style:column-width="3.403cm"/>
    </style:style>
    <style:style style:name="Table2.B" style:family="table-column">
      <style:table-column-properties style:column-width="1.864cm"/>
    </style:style>
    <style:style style:name="Table2.1" style:family="table-row">
      <style:table-row-properties style:min-row-height="1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2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D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2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6" style:family="table">
      <style:table-properties style:width="8.996cm" fo:margin-top="0.101cm" fo:margin-bottom="0cm" table:align="left" fo:background-color="transparent">
        <style:background-image/>
      </style:table-properties>
    </style:style>
    <style:style style:name="Table6.A" style:family="table-column">
      <style:table-column-properties style:column-width="3.403cm"/>
    </style:style>
    <style:style style:name="Table6.B" style:family="table-column">
      <style:table-column-properties style:column-width="2.02cm"/>
    </style:style>
    <style:style style:name="Table6.C" style:family="table-column">
      <style:table-column-properties style:column-width="1.776cm"/>
    </style:style>
    <style:style style:name="Table6.D" style:family="table-column">
      <style:table-column-properties style:column-width="1.797cm"/>
    </style:style>
    <style:style style:name="Table6.1" style:family="table-row">
      <style:table-row-properties style:min-row-height="1cm" fo:background-color="transparent">
        <style:background-image/>
      </style:table-row-properties>
    </style:style>
    <style:style style:name="Table6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6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D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6.A3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6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4" style:family="table">
      <style:table-properties style:width="8.892cm" fo:margin-left="0.011cm" fo:margin-top="0.101cm" fo:margin-bottom="0cm" table:align="left" fo:background-color="transparent">
        <style:background-image/>
      </style:table-properties>
    </style:style>
    <style:style style:name="Table4.A" style:family="table-column">
      <style:table-column-properties style:column-width="3.092cm"/>
    </style:style>
    <style:style style:name="Table4.B" style:family="table-column">
      <style:table-column-properties style:column-width="1.45cm"/>
    </style:style>
    <style:style style:name="Table4.1" style:family="table-row">
      <style:table-row-properties style:min-row-height="1cm" fo:background-color="transparent">
        <style:background-image/>
      </style:table-row-properties>
    </style:style>
    <style:style style:name="Table4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4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18620a3"/>
    </style:style>
    <style:style style:name="P2" style:family="paragraph" style:parent-style-name="Standard">
      <style:paragraph-properties fo:line-height="100%"/>
      <style:text-properties officeooo:paragraph-rsid="018620a3"/>
    </style:style>
    <style:style style:name="P3" style:family="paragraph" style:parent-style-name="_5f_Paragraphe_20_livret_20_">
      <loext:graphic-properties draw:fill="none" draw:fill-color="#ffe6b3" draw:opacity="100%" draw:fill-image-width="0cm" draw:fill-image-height="0cm"/>
      <style:paragraph-properties fo:text-align="center" style:justify-single-word="false" fo:background-color="transparent" style:writing-mode="lr-tb">
        <style:tab-stops/>
      </style:paragraph-properties>
      <style:text-properties fo:color="#000000" loext:opacity="100%" fo:font-size="9pt" fo:font-weight="bold" officeooo:paragraph-rsid="01576e71" fo:background-color="transparent" style:font-size-asian="9pt" style:font-weight-asian="bold" style:font-size-complex="9pt" style:font-weight-complex="bold"/>
    </style:style>
    <style:style style:name="P4" style:family="paragraph" style:parent-style-name="_5f_Paragraphe_20_livret_20_">
      <loext:graphic-properties draw:fill="none" draw:fill-color="#ffe6b3" draw:opacity="100%" draw:fill-image-width="0cm" draw:fill-image-height="0cm"/>
      <style:paragraph-properties fo:text-align="center" style:justify-single-word="false" fo:background-color="transparent" style:writing-mode="lr-tb">
        <style:tab-stops/>
      </style:paragraph-properties>
      <style:text-properties fo:color="#000000" loext:opacity="100%" fo:font-size="9pt" fo:font-weight="bold" officeooo:paragraph-rsid="01e07cdb" fo:background-color="transparent" style:font-size-asian="9pt" style:font-weight-asian="bold" style:font-size-complex="9pt" style:font-weight-complex="bold"/>
    </style:style>
    <style:style style:name="P5" style:family="paragraph" style:parent-style-name="_5f_Paragraphe_20_livret_20_">
      <loext:graphic-properties draw:fill="none" draw:fill-color="#ffe6b3" draw:opacity="100%" draw:fill-image-width="0cm" draw:fill-image-height="0cm"/>
      <style:paragraph-properties fo:text-align="center" style:justify-single-word="false" fo:background-color="transparent" style:writing-mode="lr-tb">
        <style:tab-stops/>
      </style:paragraph-properties>
      <style:text-properties fo:color="#000000" loext:opacity="100%" fo:font-size="9pt" fo:font-weight="bold" officeooo:rsid="012b8f76" officeooo:paragraph-rsid="01576e71" fo:background-color="transparent" style:font-size-asian="9pt" style:font-weight-asian="bold" style:font-size-complex="9pt" style:font-weight-complex="bold"/>
    </style:style>
    <style:style style:name="P6" style:family="paragraph" style:parent-style-name="_5f_Paragraphe_20_livret_20_">
      <loext:graphic-properties draw:fill="none" draw:fill-color="#ffe6b3" draw:opacity="100%" draw:fill-image-width="0cm" draw:fill-image-height="0cm"/>
      <style:paragraph-properties fo:text-align="center" style:justify-single-word="false" fo:background-color="transparent" style:writing-mode="lr-tb">
        <style:tab-stops/>
      </style:paragraph-properties>
      <style:text-properties fo:color="#000000" loext:opacity="100%" fo:font-size="9pt" fo:font-weight="bold" officeooo:rsid="012b8f76" officeooo:paragraph-rsid="01e07cdb" fo:background-color="transparent" style:font-size-asian="9pt" style:font-weight-asian="bold" style:font-size-complex="9pt" style:font-weight-complex="bold"/>
    </style:style>
    <style:style style:name="P7" style:family="paragraph" style:parent-style-name="_5f_Paragraphe_20_livret_20_">
      <loext:graphic-properties draw:fill="none" draw:fill-color="#ffe6b3" draw:opacity="100%" draw:fill-image-width="0cm" draw:fill-image-height="0cm"/>
      <style:paragraph-properties fo:text-align="center" style:justify-single-word="false" fo:background-color="transparent" style:writing-mode="lr-tb">
        <style:tab-stops/>
      </style:paragraph-properties>
      <style:text-properties fo:color="#000000" loext:opacity="100%" fo:font-size="9pt" fo:font-weight="bold" officeooo:rsid="012b8f76" officeooo:paragraph-rsid="018620a3" fo:background-color="transparent" style:font-size-asian="9pt" style:font-weight-asian="bold" style:font-size-complex="9pt" style:font-weight-complex="bold"/>
    </style:style>
    <style:style style:name="P8" style:family="paragraph" style:parent-style-name="_5f_Header_20_page_20_paire_20__28_G_29_">
      <style:paragraph-properties fo:text-align="start" style:justify-single-word="false"/>
    </style:style>
    <style:style style:name="P9" style:family="paragraph" style:parent-style-name="_5f_Header_20_page_20_paire_20__28_G_29_">
      <style:paragraph-properties fo:text-align="start" style:justify-single-word="false"/>
      <style:text-properties officeooo:paragraph-rsid="01f62d94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ILET_5f_POINTILLES">
      <style:paragraph-properties fo:text-align="center" style:justify-single-word="false"/>
    </style:style>
    <style:style style:name="P12" style:family="paragraph" style:parent-style-name="FILET_5f_POINTILLES">
      <style:paragraph-properties fo:text-align="center" style:justify-single-word="false"/>
      <style:text-properties officeooo:paragraph-rsid="01576e71"/>
    </style:style>
    <style:style style:name="P13" style:family="paragraph" style:parent-style-name="FILET_5f_POINTILLES">
      <style:paragraph-properties fo:text-align="center" style:justify-single-word="false"/>
      <style:text-properties officeooo:paragraph-rsid="01e07cdb"/>
    </style:style>
    <style:style style:name="P14" style:family="paragraph" style:parent-style-name="FILET_5f_POINTILLES">
      <style:paragraph-properties fo:text-align="center" style:justify-single-word="false"/>
      <style:text-properties fo:font-size="9pt" officeooo:paragraph-rsid="018620a3" style:font-size-asian="9pt" style:font-size-complex="9pt"/>
    </style:style>
    <style:style style:name="P15" style:family="paragraph" style:parent-style-name="_5f_Paragraphe_20_livret_20_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_5f_Paragraphe_20_livret_20_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17" style:family="paragraph" style:parent-style-name="_5f_Paragraphe_20_livret_20_">
      <style:paragraph-properties fo:text-align="center" style:justify-single-word="false"/>
      <style:text-properties fo:color="#ffffff" loext:opacity="100%" fo:font-weight="bold" officeooo:paragraph-rsid="01576e71" style:font-weight-asian="bold" style:font-weight-complex="bold"/>
    </style:style>
    <style:style style:name="P18" style:family="paragraph" style:parent-style-name="_5f_Paragraphe_20_livret_20_">
      <style:paragraph-properties fo:text-align="center" style:justify-single-word="false"/>
      <style:text-properties fo:color="#ffffff" loext:opacity="100%" fo:font-weight="bold" officeooo:paragraph-rsid="01e07cdb" style:font-weight-asian="bold" style:font-weight-complex="bold"/>
    </style:style>
    <style:style style:name="P19" style:family="paragraph" style:parent-style-name="_5f_Paragraphe_20_livret_20_">
      <style:paragraph-properties fo:text-align="center" style:justify-single-word="false"/>
      <style:text-properties fo:color="#ffffff" loext:opacity="100%" fo:font-size="9pt" fo:font-weight="bold" officeooo:paragraph-rsid="018620a3" style:font-size-asian="9pt" style:font-weight-asian="bold" style:font-size-complex="9pt" style:font-weight-complex="bold"/>
    </style:style>
    <style:style style:name="P20" style:family="paragraph" style:parent-style-name="_5f_Paragraphe_20_livret_20_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FILET_5f_POINTILLES">
      <style:paragraph-properties fo:text-align="center" style:justify-single-word="false"/>
      <style:text-properties fo:font-size="9pt" officeooo:paragraph-rsid="01f8f49d" style:font-size-asian="9pt" style:font-size-complex="9pt"/>
    </style:style>
    <style:style style:name="P22" style:family="paragraph" style:parent-style-name="FILET_5f_POINTILLES">
      <style:text-properties officeooo:paragraph-rsid="01fa2fc0"/>
    </style:style>
    <style:style style:name="P23" style:family="paragraph" style:parent-style-name="Standard" style:list-style-name="_5f_Numérotation_20_de_20_s_27_entraîner">
      <style:paragraph-properties fo:text-align="center" style:justify-single-word="false"/>
      <style:text-properties officeooo:paragraph-rsid="01f4cd9b"/>
    </style:style>
    <style:style style:name="P24" style:family="paragraph" style:parent-style-name="Standard" style:list-style-name="_5f_Numérotation_20_de_20_s_27_entraîner">
      <style:paragraph-properties fo:text-align="center" style:justify-single-word="false"/>
      <style:text-properties fo:color="#000000" loext:opacity="100%" style:font-name="Bitstream Vera Sans3" fo:font-size="9pt" fo:font-style="normal" officeooo:paragraph-rsid="01f4cd9b" style:font-size-asian="9pt" style:font-style-asian="normal" style:font-size-complex="9pt" style:font-style-complex="normal"/>
    </style:style>
    <style:style style:name="P25" style:family="paragraph" style:parent-style-name="_5f_Footer_20_page_20_paire_20__28_G_29_"/>
    <style:style style:name="P26" style:family="paragraph" style:parent-style-name="_5f_Footer_20_page_20_paire_20__28_G_29_">
      <style:text-properties officeooo:paragraph-rsid="02cdb06c"/>
    </style:style>
    <style:style style:name="P2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9" style:family="paragraph" style:parent-style-name="_5f_Paragraphe_20_de_20_s_27_entraîner" style:list-style-name="_5f_Numérotation_20_des_20_exercices_20_livrets">
      <style:text-properties officeooo:paragraph-rsid="01f00c56"/>
    </style:style>
    <style:style style:name="P30" style:family="paragraph" style:parent-style-name="_5f_Paragraphe_20_de_20_s_27_entraîner" style:list-style-name="_5f_Numérotation_20_de_20_s_27_entraîner">
      <style:text-properties officeooo:paragraph-rsid="01f4cd9b"/>
    </style:style>
    <style:style style:name="P31" style:family="paragraph" style:parent-style-name="_5f_Paragraphe_20_livret_20_">
      <style:paragraph-properties fo:text-align="center" style:justify-single-word="false"/>
      <style:text-properties fo:color="#ffffff" loext:opacity="100%" fo:font-size="9pt" fo:font-weight="bold" officeooo:paragraph-rsid="01f8f49d" style:font-size-asian="9pt" style:font-weight-asian="bold" style:font-size-complex="9pt" style:font-weight-complex="bold"/>
    </style:style>
    <style:style style:name="P32" style:family="paragraph" style:parent-style-name="_5f_Paragraphe_20_livret_20_">
      <loext:graphic-properties draw:fill="none" draw:fill-color="#ffe6b3" draw:opacity="100%" draw:fill-image-width="0cm" draw:fill-image-height="0cm"/>
      <style:paragraph-properties fo:text-align="center" style:justify-single-word="false" fo:background-color="transparent" style:writing-mode="lr-tb">
        <style:tab-stops/>
      </style:paragraph-properties>
      <style:text-properties fo:color="#000000" loext:opacity="100%" fo:font-size="9pt" fo:font-weight="bold" officeooo:rsid="012b8f76" officeooo:paragraph-rsid="01f8f49d" fo:background-color="transparent" style:font-size-asian="9pt" style:font-weight-asian="bold" style:font-size-complex="9pt" style:font-weight-complex="bold"/>
    </style:style>
    <style:style style:name="P33" style:family="paragraph" style:parent-style-name="_5f_Titre_20_d_27_exercices_20_livret_20_avec_20_num_20_exo" style:list-style-name="_5f_Numérotation_20_des_20_exercices_20_livrets"/>
    <style:style style:name="P34" style:family="paragraph" style:parent-style-name="_5f_Titre_20_d_27_exercices_20_livret_20_avec_20_num_20_exo">
      <style:text-properties officeooo:paragraph-rsid="01f8f49d"/>
    </style:style>
    <style:style style:name="P35" style:family="paragraph" style:parent-style-name="_5f_Titre_20_d_27_exercices_20_livret_20_avec_20_num_20_exo" style:list-style-name="_5f_Numérotation_20_des_20_exercices_20_livrets" style:master-page-name="_5f_Fiche_20_éditeur_20_page_20_impaire_20__28_D_29_">
      <style:paragraph-properties style:page-number="auto"/>
    </style:style>
    <style:style style:name="P36" style:family="paragraph" style:parent-style-name="_5f_Titre_20_d_27_exercices_20_livret_20_sans_20_titre_20_avec_20_num_20_exo" style:list-style-name="">
      <style:text-properties fo:color="#000000" loext:opacity="100%" style:font-name="Bitstream Vera Sans3" fo:font-size="9pt" fo:font-style="normal" style:font-size-asian="9pt" style:font-style-asian="normal" style:font-size-complex="9pt" style:font-style-complex="normal"/>
    </style:style>
    <style:style style:name="P37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ecf191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ead6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5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-color="#2a6099"/>
      <style:paragraph-properties fo:text-align="center"/>
    </style:style>
    <style:style style:name="P54" style:family="paragraph">
      <loext:graphic-properties draw:fill="solid" draw:fill-color="#7fb241"/>
    </style:style>
    <style:style style:name="P5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6" style:family="paragraph">
      <loext:graphic-properties draw:fill="solid" draw:fill-color="#93117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00cccc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3117d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6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1" fo:font-size="7pt" fo:font-style="normal" fo:text-shadow="none" style:text-underline-style="none" fo:font-weight="normal" style:letter-kerning="true" style:font-name-asian="MS Gothic1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1" style:family="paragraph">
      <loext:graphic-properties draw:fill="solid" draw:fill-color="#a9ce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2" style:family="paragraph">
      <loext:graphic-properties draw:fill="solid" draw:fill-color="#ead6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3" style:family="paragraph">
      <loext:graphic-properties draw:fill="solid" draw:fill-color="#add9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4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5" style:family="paragraph">
      <loext:graphic-properties draw:fill="solid" draw:fill-color="#b3ff2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8" style:family="paragraph">
      <loext:graphic-properties draw:fill="solid" draw:fill-color="#f2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1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 fo:hyphenate="false"/>
    </style:style>
    <style:style style:name="P8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1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83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bold" style:font-name-complex="Tahoma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 fo:hyphenate="false"/>
    </style:style>
    <style:style style:name="P85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bold" style:font-name-complex="Tahoma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 fo:hyphenate="false"/>
    </style:style>
    <style:style style:name="P86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62d94"/>
    </style:style>
    <style:style style:name="T2" style:family="text">
      <style:text-properties style:use-window-font-color="true" loext:opacity="0%" fo:font-weight="normal" style:font-size-asian="10pt" style:font-name-complex="Arial2" style:font-size-complex="10pt"/>
    </style:style>
    <style:style style:name="T3" style:family="text">
      <style:text-properties style:use-window-font-color="true" loext:opacity="0%" fo:font-weight="normal" officeooo:rsid="0131141b" style:font-size-asian="10pt" style:font-name-complex="Arial2" style:font-size-complex="10pt"/>
    </style:style>
    <style:style style:name="T4" style:family="text">
      <style:text-properties style:use-window-font-color="true" loext:opacity="0%" style:font-name="Bitstream Vera Sans3" fo:font-style="normal" style:font-style-asian="normal" style:font-style-complex="normal"/>
    </style:style>
    <style:style style:name="T5" style:family="text">
      <style:text-properties officeooo:rsid="0127c82c"/>
    </style:style>
    <style:style style:name="T6" style:family="text">
      <style:text-properties fo:font-size="10pt" officeooo:rsid="0127c82c" style:font-size-asian="10pt" style:font-size-complex="10pt"/>
    </style:style>
    <style:style style:name="T7" style:family="text">
      <style:text-properties fo:font-size="10pt" officeooo:rsid="012b0825" style:font-size-asian="10pt" style:font-size-complex="10pt"/>
    </style:style>
    <style:style style:name="T8" style:family="text">
      <style:text-properties fo:font-size="10pt" fo:font-style="normal" officeooo:rsid="012f3ae6" style:font-size-asian="10pt" style:font-size-complex="10pt"/>
    </style:style>
    <style:style style:name="T9" style:family="text">
      <style:text-properties fo:font-variant="normal" fo:text-transform="none" fo:color="#000000" loext:opacity="100%" style:font-name="Bitstream Vera Sans2" fo:font-size="10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Bitstream Vera          Sans" fo:font-size="10pt" fo:letter-spacing="normal" fo:font-style="normal" fo:font-weight="normal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font-variant="normal" fo:text-transform="none" fo:color="#000000" loext:opacity="100%" fo:letter-spacing="normal" fo:font-weight="normal"/>
    </style:style>
    <style:style style:name="T13" style:family="text">
      <style:text-properties style:font-name="Bitstream Vera Sans3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style:font-name="Bitstream Vera Sans3" fo:font-size="9pt" fo:font-style="normal" style:text-underline-style="none" fo:font-weight="normal" officeooo:rsid="01f00c56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000000" loext:opacity="100%" style:font-name="Bitstream Vera Sans3" fo:font-size="9pt" fo:font-style="normal" style:font-size-asian="9pt" style:font-style-asian="normal" style:font-size-complex="9pt" style:font-style-complex="normal"/>
    </style:style>
    <style:style style:name="T16" style:family="text">
      <style:text-properties fo:color="#000000" loext:opacity="100%" style:font-name="Bitstream Vera Sans3" fo:font-size="9pt" fo:font-style="normal" officeooo:rsid="01f4cd9b" style:font-size-asian="9pt" style:font-style-asian="normal" style:font-size-complex="9pt" style:font-style-complex="normal"/>
    </style:style>
    <style:style style:name="T17" style:family="text">
      <style:text-properties fo:color="#000000" loext:opacity="100%" style:font-name="Bitstream Vera Sans3" fo:font-size="9pt" fo:font-style="normal" fo:font-weight="normal" style:font-size-asian="9pt" style:font-style-asian="normal" style:font-name-complex="Arial2" style:font-size-complex="9pt" style:font-style-complex="normal"/>
    </style:style>
    <style:style style:name="T18" style:family="text">
      <style:text-properties fo:font-weight="normal" style:font-size-asian="10pt" style:font-name-complex="Arial2" style:font-size-complex="10pt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Bitstream Vera Sans3" fo:font-size="6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93117d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a6099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Bitstream Vera Sans1" fo:font-size="7pt" fo:font-style="normal" fo:text-shadow="none" style:text-underline-style="none" fo:font-weight="normal" style:letter-kerning="true" style:font-name-asian="MS Gothic1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1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1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3" fo:font-size="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6pt" style:language-asian="zxx" style:country-asian="none" style:font-style-asian="normal" style:font-weight-asian="bold" style:font-name-complex="Tahoma" style:font-size-complex="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72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723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721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Dashed_20__28_var_29__20_720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cf191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justify" draw:textarea-vertical-align="middle" draw:auto-grow-height="false" fo:min-height="0.42cm" fo:min-width="0.168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none" draw:stroke-dash="Dashed_20__28_var_29__20_7202" svg:stroke-width="0.019cm" svg:stroke-color="#808080" draw:marker-start="" draw:marker-start-width="0.332cm" draw:marker-start-center="false" draw:marker-end="" draw:marker-end-width="0.332cm" draw:marker-end-center="false" svg:stroke-opacity="100%" draw:stroke-linejoin="round" draw:fill="solid" draw:fill-color="#ead6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3cm" fo:min-width="0.47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8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7cm" fo:min-width="0.4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ad680" draw:textarea-horizontal-align="justify" draw:textarea-vertical-align="middle" draw:auto-grow-height="false" fo:min-height="0.725cm" fo:min-width="0.47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e9ad5" draw:textarea-horizontal-align="justify" draw:textarea-vertical-align="middle" draw:auto-grow-height="false" fo:min-height="0.81cm" fo:min-width="0.4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e9ad5" draw:textarea-horizontal-align="justify" draw:textarea-vertical-align="middle" draw:auto-grow-height="false" fo:min-height="0.723cm" fo:min-width="0.4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draw:stroke-dash="Dashed_20__28_var_29__20_720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3cm" fo:min-width="0.47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1cm" fo:min-width="0.4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dd9e0" draw:textarea-horizontal-align="justify" draw:textarea-vertical-align="middle" draw:auto-grow-height="false" fo:min-height="0.728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Dashed_20__28_var_29__20_7204" svg:stroke-width="0.019cm" svg:stroke-color="#808080" draw:marker-start="" draw:marker-start-width="0.332cm" draw:marker-start-center="false" draw:marker-end="" draw:marker-end-width="0.332cm" draw:marker-end-center="false" svg:stroke-opacity="100%" draw:stroke-linejoin="round"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7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732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732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732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732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732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732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32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33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33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33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733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733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33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33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33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33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33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34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34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34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34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34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34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34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34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34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34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35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35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35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35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354" svg:stroke-width="0.019cm" svg:stroke-color="#808080" draw:marker-start="" draw:marker-start-width="0.231cm" draw:marker-start-center="false" draw:marker-end="" draw:marker-end-width="0.231cm" draw:marker-end-center="false" draw:fill="solid" draw:fill-color="#000000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draw:stroke-dash="Dashed_20__28_var_29_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4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draw:stroke-dash="Dashed_20__28_var_29__20_6695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46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83cm" fo:min-width="0.434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.041cm" svg:stroke-color="#52cc00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83cm" fo:min-width="0.437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56" style:family="graphic">
      <style:graphic-properties draw:stroke="none" svg:stroke-width="0.041cm" svg:stroke-color="#3399ff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84cm" fo:min-width="0.436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72cm" fo:min-width="0.436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76cm" fo:min-width="0.437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59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83cm" fo:min-width="0.437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style:run-through="foreground"/>
    </style:style>
    <style:style style:name="gr65" style:family="graphic">
      <style:graphic-properties draw:stroke="solid" draw:stroke-dash="Dash_20_5900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_20_5901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_20_5902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_20_5903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_20_5904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_20_5905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_20_5906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_20_5907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_20_5908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_20_5909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_20_5910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_20_5911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_20_5912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_20_5913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_20_5914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solid" draw:stroke-dash="Dash_20_5915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solid" draw:stroke-dash="Dash_20_5916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_20_5917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draw:stroke-dash="Dash_20_5918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_20_5919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_20_5920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_20_5921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_20_5922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_20_6152" svg:stroke-width="0.03cm" svg:stroke-color="#000000" draw:marker-start="" draw:marker-start-width="0.229cm" draw:marker-start-center="false" draw:marker-end="" draw:marker-end-width="0.229cm" draw:marker-end-center="false" draw:fill="solid" draw:fill-color="#93117d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.03cm" svg:stroke-color="#000000" draw:marker-start="" draw:marker-start-width="0.229cm" draw:marker-start-center="false" draw:marker-end="" draw:marker-end-width="0.229cm" draw:marker-end-center="false" draw:fill="solid" draw:fill-color="#00cccc" draw:opacity="50%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draw:shadow-opacity="50%" style:run-through="foreground"/>
    </style:style>
    <style:style style:name="gr90" style:family="graphic">
      <style:graphic-properties draw:stroke="none" draw:stroke-dash="Dash_20_615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cm" fo:min-width="2.1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none" draw:stroke-dash="Dash_20_615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6cm" fo:min-width="1.08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2" style:family="graphic">
      <style:graphic-properties draw:stroke="none" draw:stroke-dash="Dash_20_615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7cm" fo:min-width="1.08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draw:stroke-dash="Dashed_20__28_var_29__20_7093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4" style:family="graphic">
      <style:graphic-properties draw:stroke="none" draw:stroke-dash="Dashed_20__28_var_29__20_7094" svg:stroke-width="0.019cm" svg:stroke-color="#000000" draw:marker-start="" draw:marker-start-width="0.3cm" draw:marker-start-center="false" draw:marker-end="" draw:marker-end-width="0.3cm" draw:marker-end-center="false" draw:fill="solid" draw:fill-color="#de9ad5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5" style:family="graphic">
      <style:graphic-properties draw:stroke="none" draw:stroke-dash="Dashed_20__28_var_29__20_7095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6" style:family="graphic">
      <style:graphic-properties draw:stroke="none" draw:stroke-dash="Dashed_20__28_var_29__20_7096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7" style:family="graphic">
      <style:graphic-properties draw:stroke="none" draw:stroke-dash="Dashed_20__28_var_29__20_7097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8" style:family="graphic">
      <style:graphic-properties draw:stroke="none" draw:stroke-dash="Dashed_20__28_var_29__20_7098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709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71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71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71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71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Dashed_20__28_var_29__20_71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5" style:family="graphic">
      <style:graphic-properties draw:stroke="solid" draw:stroke-dash="Dashed_20__28_var_29__20_7105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>
      <style:graphic-properties draw:stroke="solid" draw:stroke-dash="Dashed_20__28_var_29__20_71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solid" draw:stroke-dash="Dashed_20__28_var_29__20_71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8" style:family="graphic">
      <style:graphic-properties draw:stroke="solid" draw:stroke-dash="Dashed_20__28_var_29__20_71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>
      <style:graphic-properties draw:stroke="solid" draw:stroke-dash="Dashed_20__28_var_29__20_71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>
      <style:graphic-properties draw:stroke="solid" draw:stroke-dash="Dashed_20__28_var_29__20_71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1" style:family="graphic">
      <style:graphic-properties draw:stroke="solid" draw:stroke-dash="Dashed_20__28_var_29__20_71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71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71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71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71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71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71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711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711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712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712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712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712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712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712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712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712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712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712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7130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713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713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Dashed_20__28_var_29__20_713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draw:stroke-dash="Dashed_20__28_var_29__20_713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7135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713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713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713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713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none" draw:stroke-dash="Dashed_20__28_var_29__20_5157" svg:stroke-width="0.019cm" svg:stroke-color="#b3b3b3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89cm" fo:min-width="1.04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1" style:family="graphic">
      <style:graphic-properties draw:stroke="solid" draw:stroke-dash="Dashed_20__28_var_29__20_7140" svg:stroke-width="0.049cm" svg:stroke-color="#000000" draw:marker-start="Dimension_20_Lines" draw:marker-start-width="0.212cm" draw:marker-start-center="false" draw:marker-end="Dimension_20_Lines" draw:marker-end-width="0.212cm" draw:marker-end-center="false" draw:fill="solid" draw:fill-color="#00b8ff" draw:textarea-horizontal-align="center" draw:textarea-vertical-align="middle" fo:padding-top="0.023cm" fo:padding-bottom="0.023cm" fo:padding-left="0.023cm" fo:padding-right="0.023cm" draw:shadow="hidden" draw:shadow-offset-x="0.3cm" draw:shadow-offset-y="0.3cm" draw:shadow-color="#808080" style:run-through="foreground"/>
    </style:style>
    <style:style style:name="gr142" style:family="graphic">
      <style:graphic-properties draw:stroke="none" draw:stroke-dash="Dashed_20__28_var_29__20_7141" svg:stroke-width="0.019cm" svg:stroke-color="#000000" draw:marker-start="" draw:marker-start-width="0.3cm" draw:marker-start-center="false" draw:marker-end="" draw:marker-end-width="0.3cm" draw:marker-end-center="false" draw:fill="none" draw:fill-color="#b3b3b3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43" style:family="graphic">
      <style:graphic-properties draw:stroke="none" draw:stroke-dash="Dashed_20__28_var_29__20_610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4" style:family="graphic">
      <style:graphic-properties draw:stroke="none" draw:stroke-dash="Dashed_20__28_var_29__20_610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5" style:family="graphic">
      <style:graphic-properties draw:stroke="none" draw:stroke-dash="Dashed_20__28_var_29__20_610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6" style:family="graphic">
      <style:graphic-properties draw:stroke="none" draw:stroke-dash="Dashed_20__28_var_29__20_7148" svg:stroke-width="0.019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47" style:family="graphic">
      <style:graphic-properties draw:stroke="none" draw:stroke-dash="Dashed_20__28_var_29__20_610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8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8" style:family="graphic">
      <style:graphic-properties draw:stroke="none" draw:stroke-dash="Dashed_20__28_var_29__20_610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9" style:family="graphic">
      <style:graphic-properties draw:stroke="none" draw:stroke-dash="Dashed_20__28_var_29__20_610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0" style:family="graphic">
      <style:graphic-properties draw:stroke="none" draw:stroke-dash="Dashed_20__28_var_29__20_610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1" style:family="graphic">
      <style:graphic-properties draw:stroke="none" draw:stroke-dash="Dashed_20__28_var_29__20_724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none" draw:stroke-dash="Dashed_20__28_var_29__20_7244" svg:stroke-width="0.041cm" svg:stroke-color="#52cc00" draw:marker-start="" draw:marker-start-width="0.291cm" draw:marker-start-center="false" draw:marker-end="" draw:marker-end-width="0.291cm" draw:marker-end-center="false" svg:stroke-opacity="100%" draw:stroke-linejoin="round" draw:fill="solid" draw:fill-color="#a9ce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3" style:family="graphic">
      <style:graphic-properties draw:stroke="none" draw:stroke-dash="Dashed_20__28_var_29__20_7245" svg:stroke-width="0.041cm" svg:stroke-color="#ff660d" draw:marker-start="" draw:marker-start-width="0.291cm" draw:marker-start-center="false" draw:marker-end="" draw:marker-end-width="0.291cm" draw:marker-end-center="false" svg:stroke-opacity="100%" draw:stroke-linejoin="round" draw:fill="solid" draw:fill-color="#ead6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none" draw:stroke-dash="Dashed_20__28_var_29__20_7246" svg:stroke-width="0.051cm" svg:stroke-color="#3399ff" draw:marker-start="" draw:marker-start-width="0.404cm" draw:marker-start-center="false" draw:marker-end="" draw:marker-end-width="0.404cm" draw:marker-end-center="false" svg:stroke-opacity="100%" draw:stroke-linejoin="round" draw:fill="solid" draw:fill-color="#add9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6cm" fo:padding-bottom="0.026cm" fo:padding-left="0.026cm" fo:padding-right="0.0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solid" draw:stroke-dash="Dashed_20__28_var_29__20_724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none" draw:stroke-dash="Dashed_20__28_var_29__20_7281" svg:stroke-width="0.041cm" svg:stroke-color="#52cc00" draw:marker-start="" draw:marker-start-width="0.291cm" draw:marker-start-center="false" draw:marker-end="" draw:marker-end-width="0.291cm" draw:marker-end-center="false" draw:fill="solid" draw:fill-color="#b3ff26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57" style:family="graphic">
      <style:graphic-properties draw:stroke="none" draw:stroke-dash="Dashed_20__28_var_29__20_7280" svg:stroke-width="0.041cm" svg:stroke-color="#bf33ff" draw:marker-start="" draw:marker-start-width="0.291cm" draw:marker-start-center="false" draw:marker-end="" draw:marker-end-width="0.291cm" draw:marker-end-center="false" draw:fill="solid" draw:fill-color="#daa772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58" style:family="graphic">
      <style:graphic-properties draw:stroke="none" draw:stroke-dash="Dashed_20__28_var_29__20_72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9" style:family="graphic">
      <style:graphic-properties draw:stroke="none" draw:stroke-dash="Dashed_20__28_var_29__20_7241" svg:stroke-width="0.041cm" svg:stroke-color="#52cc00" draw:marker-start="" draw:marker-start-width="0.259cm" draw:marker-start-center="false" draw:marker-end="" draw:marker-end-width="0.259cm" draw:marker-end-center="false" svg:stroke-opacity="100%" draw:stroke-linejoin="round"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none" draw:stroke-dash="Dashed_20__28_var_29__20_724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2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solid" draw:stroke-dash="Dashed_20__28_var_29__20_724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2" style:family="graphic">
      <style:graphic-properties draw:stroke="solid" draw:stroke-dash="Dashed_20__28_var_29__20_724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725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solid" draw:stroke-dash="Dashed_20__28_var_29__20_725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5" style:family="graphic">
      <style:graphic-properties draw:stroke="solid" draw:stroke-dash="Dashed_20__28_var_29__20_725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725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solid" draw:stroke-dash="Dashed_20__28_var_29__20_725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solid" draw:stroke-dash="Dashed_20__28_var_29__20_725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solid" draw:stroke-dash="Dashed_20__28_var_29__20_725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solid" draw:stroke-dash="Dashed_20__28_var_29__20_725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725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726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solid" draw:stroke-dash="Dashed_20__28_var_29__20_726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4" style:family="graphic">
      <style:graphic-properties draw:stroke="solid" draw:stroke-dash="Dashed_20__28_var_29__20_726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solid" draw:stroke-dash="Dashed_20__28_var_29__20_726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6" style:family="graphic">
      <style:graphic-properties draw:stroke="solid" draw:stroke-dash="Dashed_20__28_var_29__20_726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726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draw:stroke-dash="Dashed_20__28_var_29__20_726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9" style:family="graphic">
      <style:graphic-properties draw:stroke="solid" draw:stroke-dash="Dashed_20__28_var_29__20_726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0" style:family="graphic">
      <style:graphic-properties draw:stroke="solid" draw:stroke-dash="Dashed_20__28_var_29__20_726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draw:stroke-dash="Dashed_20__28_var_29__20_726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solid" draw:stroke-dash="Dashed_20__28_var_29__20_727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draw:stroke-dash="Dashed_20__28_var_29__20_727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727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solid" draw:stroke-dash="Dashed_20__28_var_29__20_727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725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727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none" draw:stroke-dash="Dashed_20__28_var_29__20_51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9" style:family="graphic">
      <style:graphic-properties draw:stroke="none" draw:stroke-dash="Dashed_20__28_var_29_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356cm" fo:min-width="0.72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0" style:family="graphic">
      <style:graphic-properties draw:stroke="none" draw:stroke-dash="Dashed_20__28_var_29__20_51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1" style:family="graphic">
      <style:graphic-properties draw:stroke="none" draw:stroke-dash="Dashed_20__28_var_29__20_51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2" style:family="graphic">
      <style:graphic-properties draw:stroke="none" draw:stroke-dash="Dashed_20__28_var_29__20_517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3" style:family="graphic">
      <style:graphic-properties draw:stroke="none" draw:stroke-dash="Dashed_20__28_var_29__20_51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4" style:family="graphic">
      <style:graphic-properties draw:stroke="none" draw:stroke-dash="Dashed_20__28_var_29__20_517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5" style:family="graphic">
      <style:graphic-properties draw:stroke="none" draw:stroke-dash="Dashed_20__28_var_29__20_517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6" style:family="graphic">
      <style:graphic-properties draw:stroke="none" draw:stroke-dash="Dashed_20__28_var_29__20_51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7" style:family="graphic">
      <style:graphic-properties draw:stroke="solid" draw:stroke-dash="Dashed_20__28_var_29_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72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0.462cm" fo:min-width="0.483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9" style:family="graphic">
      <style:graphic-properties draw:stroke="none" draw:stroke-dash="Dashed_20__28_var_29__20_7277" svg:stroke-width="0.019cm" svg:stroke-color="#3399ff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0" style:family="graphic">
      <style:graphic-properties draw:stroke="none" draw:stroke-dash="Dashed_20__28_var_29__20_7278" svg:stroke-width="0.019cm" svg:stroke-color="#ff660d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1" style:family="graphic">
      <style:graphic-properties draw:stroke="none" draw:stroke-dash="Dashed_20__28_var_29__20_7282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2" style:family="graphic">
      <style:graphic-properties draw:stroke="none" draw:stroke-dash="Dashed_20__28_var_29__20_7283" svg:stroke-width="0.041cm" svg:stroke-color="#bf33ff" draw:marker-start="" draw:marker-start-width="0.291cm" draw:marker-start-center="false" draw:marker-end="" draw:marker-end-width="0.291cm" draw:marker-end-center="false" draw:fill="none" draw:fill-color="#b3b3b3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03" style:family="graphic">
      <style:graphic-properties draw:stroke="none" draw:stroke-dash="Dashed_20__28_var_29__20_7284" svg:stroke-width="0.041cm" svg:stroke-color="#bf33ff" draw:marker-start="" draw:marker-start-width="0.291cm" draw:marker-start-center="false" draw:marker-end="" draw:marker-end-width="0.291cm" draw:marker-end-center="false" draw:fill="solid" draw:fill-color="#add9e0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04" style:family="graphic">
      <style:graphic-properties draw:stroke="none" draw:stroke-dash="Dashed_20__28_var_29__20_7285" svg:stroke-width="0.041cm" svg:stroke-color="#3399ff" draw:marker-start="" draw:marker-start-width="0.291cm" draw:marker-start-center="false" draw:marker-end="" draw:marker-end-width="0.291cm" draw:marker-end-center="false" draw:fill="solid" draw:fill-color="#ecf191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05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6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7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8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2" draw:name="Shape2_1" draw:style-name="gr60" draw:text-style-name="P52" svg:width="3.857cm" svg:height="0.805cm" draw:transform="rotate (0.0872664625997165) translate (0.467430555555556cm 1.34055555555556cm)">
        <draw:text-box>
          <text:p text:style-name="P51"><text:span text:style-name="T21">Sér</text:span><text:span text:style-name="T21">ie 1</text:span></text:p>
        </draw:text-box>
      </draw:frame>
      <draw:line text:anchor-type="page" text:anchor-page-number="1" draw:z-index="11" draw:name="Shape3_1" draw:style-name="gr61" draw:text-style-name="P53" svg:x1="11.187cm" svg:y1="1.182cm" svg:x2="21.994cm" svg:y2="1.145cm">
        <text:p/>
      </draw:line>
      <draw:line text:anchor-type="page" text:anchor-page-number="1" draw:z-index="10" draw:name="Shape3_0" draw:style-name="gr61" draw:text-style-name="P53" svg:x1="18.071cm" svg:y1="1.161cm" svg:x2="21.994cm" svg:y2="1.145cm">
        <text:p/>
      </draw:line>
      <draw:path text:anchor-type="page" text:anchor-page-number="1" draw:z-index="9" draw:name="Shape1_0" draw:style-name="gr62" draw:text-style-name="P54" svg:width="4.329cm" svg:height="2.24cm" svg:x="0cm" svg:y="0.001cm" svg:viewBox="0 0 4330 2241" svg:d="M0 2241l3984-288c209-15 363-168 345-342l-170-1611h-4159z">
        <text:p/>
      </draw:path>
      <text:list xml:id="list2205686214" text:style-name="_5f_Numérotation_20_des_20_exercices_20_livrets">
        <text:list-item>
          <text:h text:style-name="P35" text:outline-level="1"><text:s/>Carrés, demi-carrés et quart de carrés…</text:h>
        </text:list-item>
      </text:list>
      <text:p text:style-name="_5f_Paragraphe_20_livret_20_"><draw:g text:anchor-type="char" draw:z-index="6" draw:name="DrawObject1" draw:style-name="gr1"><draw:polygon draw:name="Shape17" draw:style-name="gr151" draw:text-style-name="P70" svg:width="1.508cm" svg:height="1.448cm" svg:x="6.317cm" svg:y="0.498cm" svg:viewBox="0 0 1509 1449" draw:points="503,0 503,482 0,482 0,965 503,965 503,1449 1004,1449 1004,965 1509,965 1509,482 1004,482 1004,0"><text:p/></draw:polygon><draw:polygon draw:name="Shape18" draw:style-name="gr152" draw:text-style-name="P71" svg:width="1.508cm" svg:height="1.929cm" svg:x="4.31cm" svg:y="0.497cm" svg:viewBox="0 0 1509 1930" draw:points="0,0 1509,0 1509,482 1003,482 1003,1930 503,1930 503,482 0,482"><text:p/></draw:polygon><draw:polygon draw:name="Shape19" draw:style-name="gr153" draw:text-style-name="P72" svg:width="1.508cm" svg:height="1.929cm" svg:x="2.302cm" svg:y="0.498cm" svg:viewBox="0 0 1509 1930" draw:points="0,0 1003,0 1003,1449 1509,1449 1509,1930 503,1930 503,482 0,482"><text:p/></draw:polygon><draw:polygon draw:name="Shape20" draw:style-name="gr154" draw:text-style-name="P73" svg:width="1.002cm" svg:height="0.964cm" svg:x="0.793cm" svg:y="0.498cm" svg:viewBox="0 0 1003 965" draw:points="1003,0 1003,965 0,965 0,0"><text:p/></draw:polygon><draw:line draw:name="Shape21" draw:style-name="gr155" draw:text-style-name="P74" svg:x1="0.29cm" svg:y1="4.842cm" svg:x2="8.329cm" svg:y2="4.842cm"><text:p/></draw:line><draw:polygon draw:name="Shape12" draw:style-name="gr156" draw:text-style-name="P75" svg:width="1.758cm" svg:height="1.207cm" svg:x="2.543cm" svg:y="3.171cm" svg:viewBox="0 0 1759 1208" draw:points="0,1208 0,0 1004,0 1004,483 1759,483 1759,724 251,724 251,1208"><text:p/></draw:polygon><draw:polygon draw:name="Shape13" draw:style-name="gr157" draw:text-style-name="P76" svg:width="1.004cm" svg:height="2.415cm" svg:x="0.793cm" svg:y="1.945cm" svg:viewBox="0 0 1005 2416" draw:points="251,0 754,0 754,726 1005,726 1005,966 754,966 754,1691 1005,1691 1005,1934 754,1934 754,2416 0,2416 0,2174 251,2174 251,1450 0,1450 0,1208 251,1208 251,483 0,483 0,242 251,242"><text:p/></draw:polygon><draw:polygon draw:name="Shape14" draw:style-name="gr158" draw:text-style-name="P77" svg:width="1.003cm" svg:height="0.964cm" svg:x="6.813cm" svg:y="2.921cm" svg:viewBox="0 0 1004 965" draw:points="0,0 0,482 251,482 251,724 503,724 503,965 1004,965 1004,482 752,482 752,239 503,239 503,0"><text:p/></draw:polygon><draw:polygon draw:name="Shape15" draw:style-name="gr159" draw:text-style-name="P77" svg:width="1.758cm" svg:height="1.208cm" svg:x="2.549cm" svg:y="3.154cm" svg:viewBox="0 0 1759 1209" draw:points="0,0 1004,0 1004,241 1004,483 1759,483 1759,724 252,724 252,1209 0,1209"><text:p/></draw:polygon><draw:polygon draw:name="Shape16" draw:style-name="gr160" draw:text-style-name="P78" svg:width="1.002cm" svg:height="1.448cm" svg:x="5.066cm" svg:y="2.918cm" svg:viewBox="0 0 1003 1449" draw:points="249,0 752,0 752,965 1003,965 1003,1206 501,1206 501,1449 0,1449 0,965 249,965"><text:p/></draw:polygon><draw:line draw:name="Shape22" draw:style-name="gr161" draw:text-style-name="P74" svg:x1="0.29cm" svg:y1="4.363cm" svg:x2="8.329cm" svg:y2="4.363cm"><text:p/></draw:line><draw:line draw:name="Shape23" draw:style-name="gr162" draw:text-style-name="P74" svg:x1="0.29cm" svg:y1="3.878cm" svg:x2="8.329cm" svg:y2="3.878cm"><text:p/></draw:line><draw:line draw:name="Shape24" draw:style-name="gr163" draw:text-style-name="P74" svg:x1="0.29cm" svg:y1="3.398cm" svg:x2="8.329cm" svg:y2="3.398cm"><text:p/></draw:line><draw:line draw:name="Shape25" draw:style-name="gr164" draw:text-style-name="P74" svg:x1="0.29cm" svg:y1="2.918cm" svg:x2="8.329cm" svg:y2="2.918cm"><text:p/></draw:line><draw:line draw:name="Shape26" draw:style-name="gr165" draw:text-style-name="P74" svg:x1="0.29cm" svg:y1="2.431cm" svg:x2="8.329cm" svg:y2="2.431cm"><text:p/></draw:line><draw:line draw:name="Shape27" draw:style-name="gr166" draw:text-style-name="P74" svg:x1="0.29cm" svg:y1="1.945cm" svg:x2="8.329cm" svg:y2="1.945cm"><text:p/></draw:line><draw:line draw:name="Shape28" draw:style-name="gr167" draw:text-style-name="P74" svg:x1="0.29cm" svg:y1="1.47cm" svg:x2="8.329cm" svg:y2="1.47cm"><text:p/></draw:line><draw:line draw:name="Shape29" draw:style-name="gr168" draw:text-style-name="P74" svg:x1="0.29cm" svg:y1="0.985cm" svg:x2="8.329cm" svg:y2="0.985cm"><text:p/></draw:line><draw:line draw:name="Shape30" draw:style-name="gr169" draw:text-style-name="P74" svg:x1="0.29cm" svg:y1="0.498cm" svg:x2="8.329cm" svg:y2="0.498cm"><text:p/></draw:line><draw:line draw:name="Shape32" draw:style-name="gr170" draw:text-style-name="P74" svg:x1="0.29cm" svg:y1="0.014cm" svg:x2="0.29cm" svg:y2="4.842cm"><text:p/></draw:line><draw:line draw:name="Shape33" draw:style-name="gr171" draw:text-style-name="P74" svg:x1="0.793cm" svg:y1="0.014cm" svg:x2="0.793cm" svg:y2="4.842cm"><text:p/></draw:line><draw:line draw:name="Shape34" draw:style-name="gr172" draw:text-style-name="P74" svg:x1="1.293cm" svg:y1="0.014cm" svg:x2="1.293cm" svg:y2="4.842cm"><text:p/></draw:line><draw:line draw:name="Shape35" draw:style-name="gr173" draw:text-style-name="P74" svg:x1="1.799cm" svg:y1="0.014cm" svg:x2="1.799cm" svg:y2="4.842cm"><text:p/></draw:line><draw:line draw:name="Shape36" draw:style-name="gr174" draw:text-style-name="P74" svg:x1="2.302cm" svg:y1="0.014cm" svg:x2="2.302cm" svg:y2="4.842cm"><text:p/></draw:line><draw:line draw:name="Shape37" draw:style-name="gr175" draw:text-style-name="P74" svg:x1="2.803cm" svg:y1="0.014cm" svg:x2="2.803cm" svg:y2="4.842cm"><text:p/></draw:line><draw:line draw:name="Shape38" draw:style-name="gr176" draw:text-style-name="P74" svg:x1="3.303cm" svg:y1="0.014cm" svg:x2="3.303cm" svg:y2="4.842cm"><text:p/></draw:line><draw:line draw:name="Shape39" draw:style-name="gr177" draw:text-style-name="P74" svg:x1="3.811cm" svg:y1="0.014cm" svg:x2="3.811cm" svg:y2="4.842cm"><text:p/></draw:line><draw:line draw:name="Shape40" draw:style-name="gr178" draw:text-style-name="P74" svg:x1="4.31cm" svg:y1="0.014cm" svg:x2="4.31cm" svg:y2="4.842cm"><text:p/></draw:line><draw:line draw:name="Shape41" draw:style-name="gr179" draw:text-style-name="P74" svg:x1="4.812cm" svg:y1="0.014cm" svg:x2="4.812cm" svg:y2="4.842cm"><text:p/></draw:line><draw:line draw:name="Shape42" draw:style-name="gr180" draw:text-style-name="P74" svg:x1="5.316cm" svg:y1="0.014cm" svg:x2="5.316cm" svg:y2="4.842cm"><text:p/></draw:line><draw:line draw:name="Shape43" draw:style-name="gr181" draw:text-style-name="P74" svg:x1="5.818cm" svg:y1="0.014cm" svg:x2="5.818cm" svg:y2="4.842cm"><text:p/></draw:line><draw:line draw:name="Shape44" draw:style-name="gr182" draw:text-style-name="P74" svg:x1="6.32cm" svg:y1="0.014cm" svg:x2="6.32cm" svg:y2="4.842cm"><text:p/></draw:line><draw:line draw:name="Shape45" draw:style-name="gr183" draw:text-style-name="P74" svg:x1="6.825cm" svg:y1="0.014cm" svg:x2="6.825cm" svg:y2="4.842cm"><text:p/></draw:line><draw:line draw:name="Shape46" draw:style-name="gr184" draw:text-style-name="P74" svg:x1="7.328cm" svg:y1="0.014cm" svg:x2="7.328cm" svg:y2="4.842cm"><text:p/></draw:line><draw:line draw:name="Shape47" draw:style-name="gr185" draw:text-style-name="P74" svg:x1="7.828cm" svg:y1="0.014cm" svg:x2="7.828cm" svg:y2="4.842cm"><text:p/></draw:line><draw:g draw:name="DrawObject1" draw:style-name="gr64"><draw:line draw:name="Shape31" draw:style-name="gr186" draw:text-style-name="P74" svg:x1="0.29cm" svg:y1="0.018cm" svg:x2="8.329cm" svg:y2="0.018cm"><text:p/></draw:line><draw:line draw:name="Shape48" draw:style-name="gr187" draw:text-style-name="P74" svg:x1="8.331cm" svg:y1="0.018cm" svg:x2="8.331cm" svg:y2="4.846cm"><text:p/></draw:line></draw:g><draw:frame draw:name="Shape49" draw:style-name="gr188" draw:text-style-name="P80" svg:width="1.258cm" svg:height="0.442cm" svg:x="1.025cm" svg:y="0.522cm"><draw:text-box><text:p text:style-name="P79"><text:span text:style-name="T27">fig.1</text:span></text:p></draw:text-box></draw:frame><draw:frame draw:name="Shape50" draw:style-name="gr189" draw:text-style-name="P82" svg:width="0.726cm" svg:height="0.357cm" svg:x="1.69cm" svg:y="4.274cm"><draw:text-box><text:p text:style-name="P81"><text:span text:style-name="T28">1 u.l.</text:span></text:p></draw:text-box></draw:frame><draw:frame draw:name="Shape51" draw:style-name="gr190" draw:text-style-name="P80" svg:width="1.257cm" svg:height="0.444cm" svg:x="7.038cm" svg:y="3.902cm"><draw:text-box><text:p text:style-name="P79"><text:span text:style-name="T27">fig.8</text:span></text:p></draw:text-box></draw:frame><draw:frame draw:name="Shape52" draw:style-name="gr191" draw:text-style-name="P80" svg:width="1.26cm" svg:height="0.442cm" svg:x="5.064cm" svg:y="4.385cm"><draw:text-box><text:p text:style-name="P79"><text:span text:style-name="T27">fig.7</text:span></text:p></draw:text-box></draw:frame><draw:frame draw:name="Shape53" draw:style-name="gr192" draw:text-style-name="P80" svg:width="1.258cm" svg:height="0.444cm" svg:x="2.829cm" svg:y="3.496cm"><draw:text-box><text:p text:style-name="P79"><text:span text:style-name="T27">fig.6</text:span></text:p></draw:text-box></draw:frame><draw:frame draw:name="Shape54" draw:style-name="gr193" draw:text-style-name="P80" svg:width="1.26cm" svg:height="0.444cm" svg:x="6.815cm" svg:y="1.002cm"><draw:text-box><text:p text:style-name="P79"><text:span text:style-name="T27">fig.4</text:span></text:p></draw:text-box></draw:frame><draw:frame draw:name="Shape55" draw:style-name="gr194" draw:text-style-name="P80" svg:width="1.262cm" svg:height="0.442cm" svg:x="0.928cm" svg:y="3.069cm"><draw:text-box><text:p text:style-name="P79"><text:span text:style-name="T27">fig.5</text:span></text:p></draw:text-box></draw:frame><draw:frame draw:name="Shape56" draw:style-name="gr195" draw:text-style-name="P80" svg:width="1.262cm" svg:height="0.442cm" svg:x="4.734cm" svg:y="0.522cm"><draw:text-box><text:p text:style-name="P79"><text:span text:style-name="T27">fig.3</text:span></text:p></draw:text-box></draw:frame><draw:frame draw:name="Shape57" draw:style-name="gr196" draw:text-style-name="P80" svg:width="1.257cm" svg:height="0.442cm" svg:x="2.512cm" svg:y="0.522cm"><draw:text-box><text:p text:style-name="P79"><text:span text:style-name="T27">fig.2</text:span></text:p></draw:text-box></draw:frame><draw:line draw:name="Shape58" draw:style-name="gr197" draw:text-style-name="P83" svg:x1="1.799cm" svg:y1="4.749cm" svg:x2="2.298cm" svg:y2="4.749cm"><text:p/></draw:line><draw:custom-shape draw:name="Shape59" draw:style-name="gr198" draw:text-style-name="P85" svg:width="0.505cm" svg:height="0.484cm" svg:x="7.826cm" svg:y="4.362cm"><text:p text:style-name="P84"><text:span text:style-name="T29">1</text:span></text:p><text:p text:style-name="P84"><text:span text:style-name="T29">u.a.</text:span></text:p><draw:enhanced-geometry svg:viewBox="0 0 21600 21600" draw:type="rectangle" draw:enhanced-path="M 0 0 L 21600 0 21600 21600 0 21600 0 0 Z N"/></draw:custom-shape><draw:polygon draw:name="Shape60" draw:style-name="gr199" draw:text-style-name="P86" svg:width="1.003cm" svg:height="0.964cm" svg:x="0.793cm" svg:y="0.498cm" svg:viewBox="0 0 1004 965" draw:points="0,0 1004,0 1004,965 0,965"><text:p/></draw:polygon><draw:polygon draw:name="Shape61" draw:style-name="gr200" draw:text-style-name="P86" svg:width="1.508cm" svg:height="1.93cm" svg:x="2.302cm" svg:y="0.498cm" svg:viewBox="0 0 1509 1931" draw:points="0,0 1004,0 1004,1449 1509,1449 1509,1931 503,1931 503,483 0,483"><text:p/></draw:polygon><draw:polygon draw:name="Shape62" draw:style-name="gr201" draw:text-style-name="P86" svg:width="1.508cm" svg:height="1.93cm" svg:x="4.31cm" svg:y="0.498cm" svg:viewBox="0 0 1509 1931" draw:points="0,0 1509,0 1509,483 1004,483 1004,1931 503,1931 503,483 0,483"><text:p/></draw:polygon><draw:polygon draw:name="Shape63" draw:style-name="gr202" draw:text-style-name="P86" svg:width="1.508cm" svg:height="1.448cm" svg:x="6.317cm" svg:y="0.498cm" svg:viewBox="0 0 1509 1449" draw:points="503,0 1004,0 1004,483 1509,483 1509,965 1004,965 1004,1449 503,1449 503,965 0,965 0,483 503,483"><text:p/></draw:polygon><draw:polygon draw:name="Shape64" draw:style-name="gr203" draw:text-style-name="P87" svg:width="1.003cm" svg:height="1.448cm" svg:x="5.074cm" svg:y="2.918cm" svg:viewBox="0 0 1004 1449" draw:points="251,0 753,0 753,965 1004,965 1004,1207 503,1207 503,1449 0,1449 0,965 251,965"><text:p/></draw:polygon><draw:polygon draw:name="Shape65" draw:style-name="gr204" draw:text-style-name="P88" svg:width="1.003cm" svg:height="0.964cm" svg:x="6.821cm" svg:y="2.918cm" svg:viewBox="0 0 1004 965" draw:points="0,0 503,0 503,241 753,241 753,483 1004,483 1004,965 503,965 503,723 251,723 251,483 0,483"><text:p/></draw:polygon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15"><text:span text:style-name="_5f_livret"><text:span text:style-name="T9">C</text:span></text:span><text:span text:style-name="_5f_livret"><text:span text:style-name="T10">omplète le tableau suivant </text:span></text:span><text:span text:style-name="_5f_livret"><text:span text:style-name="T9">après avoir o</text:span></text:span><text:span text:style-name="_5f_livret"><text:span text:style-name="T10">bserv</text:span></text:span><text:span text:style-name="_5f_livret"><text:span text:style-name="T9">é</text:span></text:span><text:span text:style-name="_5f_livret"><text:span text:style-name="T11"> </text:span></text:span><text:span text:style-name="_5f_livret"><text:span text:style-name="T9">attentivement l’unité de longueur <text:line-break/>(« 1 u.l. ») et l’unité d’aire (« 1 u.a. ») </text:span></text:span><text:span text:style-name="_5f_livret"><text:span text:style-name="T12">:</text:span></text:span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17">Figure</text:p>
          </table:table-cell>
          <table:table-cell table:style-name="Table1.B1" office:value-type="float" office:value="1">
            <text:p text:style-name="P17">1</text:p>
          </table:table-cell>
          <table:table-cell table:style-name="Table1.B1" office:value-type="float" office:value="2">
            <text:p text:style-name="P17">2</text:p>
          </table:table-cell>
          <table:table-cell table:style-name="Table1.B1" office:value-type="float" office:value="3">
            <text:p text:style-name="P17">3</text:p>
          </table:table-cell>
          <table:table-cell table:style-name="Table1.E1" office:value-type="float" office:value="4">
            <text:p text:style-name="P17">4</text:p>
          </table:table-cell>
        </table:table-row>
        <table:table-row table:style-name="Table1.1">
          <table:table-cell table:style-name="Table1.A2" office:value-type="string">
            <text:p text:style-name="P3">Péri­mètre<text:line-break/>exprimé en u.l.</text:p>
          </table:table-cell>
          <table:table-cell table:style-name="Table1.B2" office:value-type="string">
            <text:p text:style-name="P12">…..</text:p>
          </table:table-cell>
          <table:table-cell table:style-name="Table1.C2" office:value-type="string">
            <text:p text:style-name="P12">…..</text:p>
          </table:table-cell>
          <table:table-cell table:style-name="Table1.D2" office:value-type="string">
            <text:p text:style-name="P12">…..</text:p>
          </table:table-cell>
          <table:table-cell table:style-name="Table1.E2" office:value-type="string">
            <text:p text:style-name="P12">…..</text:p>
          </table:table-cell>
        </table:table-row>
        <table:table-row table:style-name="Table1.1">
          <table:table-cell table:style-name="Table1.A3" office:value-type="string">
            <text:p text:style-name="P5">Aire ex­primée en u.a.</text:p>
          </table:table-cell>
          <table:table-cell table:style-name="Table1.B3" office:value-type="string">
            <text:p text:style-name="P12">…..</text:p>
          </table:table-cell>
          <table:table-cell table:style-name="Table1.C3" office:value-type="string">
            <text:p text:style-name="P12">…..</text:p>
          </table:table-cell>
          <table:table-cell table:style-name="Table1.D3" office:value-type="string">
            <text:p text:style-name="P12">…..</text:p>
          </table:table-cell>
          <table:table-cell table:style-name="Table1.E3" office:value-type="string">
            <text:p text:style-name="P12">…..</text:p>
          </table:table-cell>
        </table:table-row>
      </table:table>
      <text:p text:style-name="_5f_Paragraphe_20_livret_20_"/>
      <table:table table:name="Table5" table:style-name="Table5">
        <table:table-column table:style-name="Table5.A"/>
        <table:table-column table:style-name="Table5.B" table:number-columns-repeated="4"/>
        <table:table-row table:style-name="Table5.1">
          <table:table-cell table:style-name="Table5.A1" office:value-type="string">
            <text:p text:style-name="P18">Figure</text:p>
          </table:table-cell>
          <table:table-cell table:style-name="Table5.B1" office:value-type="float" office:value="5">
            <text:p text:style-name="P18">5</text:p>
          </table:table-cell>
          <table:table-cell table:style-name="Table5.B1" office:value-type="float" office:value="6">
            <text:p text:style-name="P18">6</text:p>
          </table:table-cell>
          <table:table-cell table:style-name="Table5.B1" office:value-type="float" office:value="7">
            <text:p text:style-name="P18">7</text:p>
          </table:table-cell>
          <table:table-cell table:style-name="Table5.E1" office:value-type="float" office:value="8">
            <text:p text:style-name="P18">8</text:p>
          </table:table-cell>
        </table:table-row>
        <table:table-row table:style-name="Table5.1">
          <table:table-cell table:style-name="Table5.A2" office:value-type="string">
            <text:p text:style-name="P4">Péri­mètre<text:line-break/>exprimé en u.l.</text:p>
          </table:table-cell>
          <table:table-cell table:style-name="Table5.B2" office:value-type="string">
            <text:p text:style-name="P13">…..</text:p>
          </table:table-cell>
          <table:table-cell table:style-name="Table5.C2" office:value-type="string">
            <text:p text:style-name="P13">…..</text:p>
          </table:table-cell>
          <table:table-cell table:style-name="Table5.D2" office:value-type="string">
            <text:p text:style-name="P13">…..</text:p>
          </table:table-cell>
          <table:table-cell table:style-name="Table5.E2" office:value-type="string">
            <text:p text:style-name="P13">…..</text:p>
          </table:table-cell>
        </table:table-row>
        <table:table-row table:style-name="Table5.1">
          <table:table-cell table:style-name="Table5.A3" office:value-type="string">
            <text:p text:style-name="P6">Aire ex­primée en u.a.</text:p>
          </table:table-cell>
          <table:table-cell table:style-name="Table5.B3" office:value-type="string">
            <text:p text:style-name="P13">…..</text:p>
          </table:table-cell>
          <table:table-cell table:style-name="Table5.C3" office:value-type="string">
            <text:p text:style-name="P13">…..</text:p>
          </table:table-cell>
          <table:table-cell table:style-name="Table5.D3" office:value-type="string">
            <text:p text:style-name="P13">…..</text:p>
          </table:table-cell>
          <table:table-cell table:style-name="Table5.E3" office:value-type="string">
            <text:p text:style-name="P13">…..</text:p>
          </table:table-cell>
        </table:table-row>
      </table:table>
      <text:list xml:id="list221027119002030" text:continue-numbering="true" text:style-name="_5f_Numérotation_20_des_20_exercices_20_livrets">
        <text:list-item>
          <text:h text:style-name="P34" text:outline-level="1"><draw:g text:anchor-type="char" draw:z-index="13" draw:name="Shape68_0" draw:style-name="gr1"><draw:custom-shape draw:style-name="gr2" draw:text-style-name="P37" svg:width="0.973cm" svg:height="0.971cm" svg:x="7.252cm" svg:y="4.649cm"><text:p/><draw:enhanced-geometry draw:mirror-vertical="fals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" draw:text-style-name="P37" svg:width="0.973cm" svg:height="0.974cm" svg:x="7.252cm" svg:y="6.094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" draw:text-style-name="P37" svg:width="0.973cm" svg:height="0.974cm" svg:x="2.919cm" svg:y="6.085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" draw:text-style-name="P37" svg:width="0.973cm" svg:height="0.973cm" svg:x="2.915cm" svg:y="4.663cm"><text:p/><draw:enhanced-geometry draw:mirror-vertical="fals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5" draw:text-style-name="P38" svg:width="4.361cm" svg:height="1.463cm" svg:x="3.399cm" svg:y="5.131cm"><text:p/></draw:rect><draw:custom-shape draw:style-name="gr6" draw:text-style-name="P39" svg:width="0.976cm" svg:height="0.981cm" svg:x="5.33cm" svg:y="5.37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rect draw:style-name="gr7" draw:text-style-name="P40" svg:width="1.945cm" svg:height="1.465cm" draw:transform="rotate (-3.14159265358979) translate (2.45004166666667cm 5.62151388888889cm)"><text:p/></draw:rect><draw:custom-shape draw:style-name="gr8" draw:text-style-name="P39" svg:width="0.974cm" svg:height="0.981cm" svg:x="-0.027cm" svg:y="5.11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" draw:text-style-name="P39" svg:width="0.973cm" svg:height="0.98cm" svg:x="1.947cm" svg:y="5.132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" draw:text-style-name="P39" svg:width="0.971cm" svg:height="0.978cm" svg:x="1.947cm" svg:y="3.674cm"><text:p/><draw:enhanced-geometry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1" draw:text-style-name="P41" svg:width="0.974cm" svg:height="0.976cm" svg:x="0.015cm" svg:y="3.657cm"><text:p/><draw:enhanced-geometry draw:mirror-vertical="true" draw:glue-point-type="segments" draw:type="mso-spt100" draw:modifiers="-89.6813393284419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42" svg:width="0.971cm" svg:height="1.061cm" svg:x="4.841cm" svg:y="1.216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3" draw:text-style-name="P42" svg:width="0.971cm" svg:height="0.974cm" draw:transform="rotate (1.5707963267949) translate (6.302375cm 3.64419444444444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14" draw:text-style-name="P43" svg:width="2.911cm" svg:height="2.924cm" svg:x="3.882cm" svg:y="1.742cm"><text:p/></draw:rect><draw:custom-shape draw:style-name="gr15" draw:text-style-name="P39" svg:width="0.974cm" svg:height="0.974cm" draw:transform="rotate (1.5707963267949) translate (3.39548611111111cm 3.40077777777778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" draw:text-style-name="P39" svg:width="0.971cm" svg:height="0.973cm" svg:x="4.852cm" svg:y="4.173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7" draw:text-style-name="P44" svg:width="0.973cm" svg:height="0.98cm" svg:x="1.46cm" svg:y="2.213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18" draw:text-style-name="P45" svg:width="2.426cm" svg:height="0.976cm" draw:transform="rotate (-3.14159265358979) translate (2.93158333333333cm 2.70051388888889cm)"><text:p/></draw:rect><draw:custom-shape draw:style-name="gr19" draw:text-style-name="P39" svg:width="0.973cm" svg:height="0.978cm" svg:x="1.46cm" svg:y="1.243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0" draw:text-style-name="P46" svg:x1="0.003cm" svg:y1="1.246cm" svg:x2="8.232cm" svg:y2="1.246cm"><text:p/></draw:line><draw:line draw:style-name="gr21" draw:text-style-name="P46" svg:x1="0.003cm" svg:y1="1.741cm" svg:x2="8.232cm" svg:y2="1.741cm"><text:p/></draw:line><draw:line draw:style-name="gr22" draw:text-style-name="P46" svg:x1="0.003cm" svg:y1="2.22cm" svg:x2="8.232cm" svg:y2="2.22cm"><text:p/></draw:line><draw:line draw:style-name="gr23" draw:text-style-name="P46" svg:x1="0.015cm" svg:y1="2.702cm" svg:x2="8.244cm" svg:y2="2.702cm"><text:p/></draw:line><draw:line draw:style-name="gr24" draw:text-style-name="P46" svg:x1="0.003cm" svg:y1="3.189cm" svg:x2="8.232cm" svg:y2="3.189cm"><text:p/></draw:line><draw:line draw:style-name="gr25" draw:text-style-name="P46" svg:x1="0.003cm" svg:y1="3.669cm" svg:x2="8.232cm" svg:y2="3.669cm"><text:p/></draw:line><draw:line draw:style-name="gr26" draw:text-style-name="P46" svg:x1="0.003cm" svg:y1="4.158cm" svg:x2="8.232cm" svg:y2="4.158cm"><text:p/></draw:line><draw:line draw:style-name="gr27" draw:text-style-name="P46" svg:x1="0.015cm" svg:y1="4.653cm" svg:x2="8.244cm" svg:y2="4.653cm"><text:p/></draw:line><draw:line draw:style-name="gr28" draw:text-style-name="P46" svg:x1="0.003cm" svg:y1="5.134cm" svg:x2="8.232cm" svg:y2="5.134cm"><text:p/></draw:line><draw:line draw:style-name="gr29" draw:text-style-name="P46" svg:x1="0.003cm" svg:y1="5.614cm" svg:x2="8.232cm" svg:y2="5.614cm"><text:p/></draw:line><draw:line draw:style-name="gr30" draw:text-style-name="P46" svg:x1="0.003cm" svg:y1="6.112cm" svg:x2="8.232cm" svg:y2="6.112cm"><text:p/></draw:line><draw:line draw:style-name="gr31" draw:text-style-name="P46" svg:x1="0.015cm" svg:y1="6.589cm" svg:x2="8.244cm" svg:y2="6.589cm"><text:p/></draw:line><draw:line draw:style-name="gr32" draw:text-style-name="P46" svg:x1="0.015cm" svg:y1="7.082cm" svg:x2="8.244cm" svg:y2="7.082cm"><text:p/></draw:line><draw:line draw:style-name="gr33" draw:text-style-name="P46" svg:x1="0.008cm" svg:y1="7.078cm" svg:x2="0.003cm" svg:y2="1.246cm"><text:p/></draw:line><draw:line draw:style-name="gr34" draw:text-style-name="P46" svg:x1="0.495cm" svg:y1="7.078cm" svg:x2="0.49cm" svg:y2="1.246cm"><text:p/></draw:line><draw:line draw:style-name="gr35" draw:text-style-name="P46" svg:x1="1.468cm" svg:y1="7.078cm" svg:x2="1.463cm" svg:y2="1.246cm"><text:p/></draw:line><draw:line draw:style-name="gr36" draw:text-style-name="P46" svg:x1="0.978cm" svg:y1="7.078cm" svg:x2="0.973cm" svg:y2="1.246cm"><text:p/></draw:line><draw:line draw:style-name="gr37" draw:text-style-name="P46" svg:x1="1.946cm" svg:y1="7.078cm" svg:x2="1.941cm" svg:y2="1.246cm"><text:p/></draw:line><draw:line draw:style-name="gr38" draw:text-style-name="P46" svg:x1="2.437cm" svg:y1="7.078cm" svg:x2="2.432cm" svg:y2="1.246cm"><text:p/></draw:line><draw:line draw:style-name="gr39" draw:text-style-name="P46" svg:x1="3.401cm" svg:y1="7.078cm" svg:x2="3.396cm" svg:y2="1.246cm"><text:p/></draw:line><draw:line draw:style-name="gr40" draw:text-style-name="P46" svg:x1="2.913cm" svg:y1="7.078cm" svg:x2="2.908cm" svg:y2="1.246cm"><text:p/></draw:line><draw:line draw:style-name="gr41" draw:text-style-name="P46" svg:x1="3.882cm" svg:y1="7.078cm" svg:x2="3.877cm" svg:y2="1.246cm"><text:p/></draw:line><draw:line draw:style-name="gr42" draw:text-style-name="P46" svg:x1="4.37cm" svg:y1="7.078cm" svg:x2="4.365cm" svg:y2="1.246cm"><text:p/></draw:line><draw:line draw:style-name="gr43" draw:text-style-name="P46" svg:x1="5.333cm" svg:y1="7.078cm" svg:x2="5.328cm" svg:y2="1.246cm"><text:p/></draw:line><draw:line draw:style-name="gr44" draw:text-style-name="P46" svg:x1="4.852cm" svg:y1="7.078cm" svg:x2="4.847cm" svg:y2="1.246cm"><text:p/></draw:line><draw:line draw:style-name="gr45" draw:text-style-name="P46" svg:x1="5.818cm" svg:y1="7.078cm" svg:x2="5.813cm" svg:y2="1.246cm"><text:p/></draw:line><draw:line draw:style-name="gr46" draw:text-style-name="P46" svg:x1="6.311cm" svg:y1="7.078cm" svg:x2="6.306cm" svg:y2="1.246cm"><text:p/></draw:line><draw:line draw:style-name="gr47" draw:text-style-name="P46" svg:x1="7.28cm" svg:y1="7.078cm" svg:x2="7.275cm" svg:y2="1.246cm"><text:p/></draw:line><draw:line draw:style-name="gr48" draw:text-style-name="P46" svg:x1="6.789cm" svg:y1="7.078cm" svg:x2="6.784cm" svg:y2="1.246cm"><text:p/></draw:line><draw:line draw:style-name="gr49" draw:text-style-name="P46" svg:x1="8.244cm" svg:y1="7.078cm" svg:x2="8.239cm" svg:y2="1.246cm"><text:p/></draw:line><draw:line draw:style-name="gr50" draw:text-style-name="P46" svg:x1="7.757cm" svg:y1="7.078cm" svg:x2="7.752cm" svg:y2="1.246cm"><text:p/></draw:line><draw:rect draw:style-name="gr51" draw:text-style-name="P48" svg:width="0.489cm" svg:height="0.488cm" svg:x="0.49cm" svg:y="6.106cm"><text:p text:style-name="P47"><text:span text:style-name="T19">1</text:span></text:p><text:p text:style-name="P47"><text:span text:style-name="T19">u.a</text:span></text:p></draw:rect><draw:frame draw:style-name="gr52" draw:text-style-name="P49" svg:width="1.632cm" svg:height="0.466cm" svg:x="0.733cm" svg:y="2.259cm"><draw:text-box><text:p text:style-name="P47"><text:span text:style-name="T20">fig.1</text:span></text:p></draw:text-box></draw:frame><draw:frame draw:style-name="gr53" draw:text-style-name="P49" svg:width="1.375cm" svg:height="0.468cm" svg:x="4.706cm" svg:y="2.711cm"><draw:text-box><text:p text:style-name="P47"><text:span text:style-name="T20">fig.2</text:span></text:p></draw:text-box></draw:frame><draw:custom-shape draw:style-name="gr54" draw:text-style-name="P50" svg:width="0.974cm" svg:height="0.976cm" draw:transform="skewX (0.00174532925199441) rotate (0.785398163397448) translate (-0.194027777777778cm 4.16354166666667cm)"><text:p/><draw:enhanced-geometry svg:viewBox="0 0 21600 21600" draw:mirror-horizontal="false" draw:mirror-vertical="false" draw:type="block-arc" draw:modifiers="135.980716414022 10697.599072201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53" draw:text-style-name="P49" svg:width="1.377cm" svg:height="0.468cm" svg:x="0.719cm" svg:y="4.633cm"><draw:text-box><text:p text:style-name="P47"><text:span text:style-name="T20">fig.3</text:span></text:p></draw:text-box></draw:frame><draw:custom-shape draw:style-name="gr55" draw:text-style-name="P50" svg:width="0.978cm" svg:height="0.976cm" draw:transform="skewX (-0.00174532925199438) rotate (0.785398163397448) translate (7.00693055555556cm 4.94318055555556cm)"><text:p/><draw:enhanced-geometry svg:viewBox="0 0 21600 21600" draw:mirror-horizontal="tru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53" draw:text-style-name="P49" svg:width="1.375cm" svg:height="0.468cm" svg:x="3.746cm" svg:y="5.651cm"><draw:text-box><text:p text:style-name="P47"><text:span text:style-name="T20">fig.4</text:span></text:p></draw:text-box></draw:frame><draw:custom-shape draw:style-name="gr56" draw:text-style-name="P50" svg:width="0.976cm" svg:height="0.978cm" svg:x="1.464cm" svg:y="1.005cm"><text:p/><draw:enhanced-geometry svg:viewBox="0 0 21600 21600" draw:mirror-horizontal="false" draw:mirror-vertical="true" draw:type="block-arc" draw:modifiers="-179.9442105536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57" draw:text-style-name="P50" svg:width="0.976cm" svg:height="0.966cm" draw:transform="skewX (-0.00174532925199438) rotate (0.785398163397448) translate (1.74095833333333cm 4.03654166666667cm)"><text:p/><draw:enhanced-geometry svg:viewBox="0 0 21600 21600" draw:mirror-horizontal="fals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58" draw:text-style-name="P50" svg:width="0.978cm" svg:height="0.969cm" draw:transform="skewX (0.00366519142918792) rotate (0.785398163397448) translate (1.72761111111111cm 5.62227777777778cm)"><text:p/><draw:enhanced-geometry svg:viewBox="0 0 21600 21600" draw:mirror-horizontal="fals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59" draw:text-style-name="P50" svg:width="0.978cm" svg:height="0.976cm" draw:transform="skewX (0.0127409035395586) rotate (0.785398163397448) translate (-0.234597222222222cm 5.62227777777778cm)"><text:p/><draw:enhanced-geometry svg:viewBox="0 0 21600 21600" draw:mirror-horizontal="tru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text:span text:style-name="_5f_livret"><text:span text:style-name="T3">Détermine les aires des figures ci-dessous :</text:span>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p text:style-name="P31">Figure</text:p>
          </table:table-cell>
          <table:table-cell table:style-name="Table4.B1" office:value-type="float" office:value="1">
            <text:p text:style-name="P31">1</text:p>
          </table:table-cell>
          <table:table-cell table:style-name="Table4.B1" office:value-type="float" office:value="2">
            <text:p text:style-name="P31">2</text:p>
          </table:table-cell>
          <table:table-cell table:style-name="Table4.B1" office:value-type="float" office:value="3">
            <text:p text:style-name="P31">3</text:p>
          </table:table-cell>
          <table:table-cell table:style-name="Table4.E1" office:value-type="float" office:value="4">
            <text:p text:style-name="P31">4</text:p>
          </table:table-cell>
        </table:table-row>
        <table:table-row table:style-name="Table4.1">
          <table:table-cell table:style-name="Table4.A2" office:value-type="string">
            <text:p text:style-name="P32">Aire expri­mée en u.a.</text:p>
          </table:table-cell>
          <table:table-cell table:style-name="Table4.B2" office:value-type="string">
            <text:p text:style-name="P21">…..</text:p>
          </table:table-cell>
          <table:table-cell table:style-name="Table4.C2" office:value-type="string">
            <text:p text:style-name="P21">…..</text:p>
          </table:table-cell>
          <table:table-cell table:style-name="Table4.D2" office:value-type="string">
            <text:p text:style-name="P21">…..</text:p>
          </table:table-cell>
          <table:table-cell table:style-name="Table4.E2" office:value-type="string">
            <text:p text:style-name="P21">…..</text:p>
          </table:table-cell>
        </table:table-row>
      </table:table>
      <text:list xml:id="list221028521862154" text:continue-numbering="true" text:style-name="_5f_Numérotation_20_des_20_exercices_20_livrets">
        <text:list-item>
          <text:h text:style-name="P33" text:outline-level="1">Triangles équilatéraux.</text:h>
        </text:list-item>
      </text:list>
      <text:p text:style-name="_5f_Paragraphe_20_livret_20_"><draw:g text:anchor-type="char" draw:z-index="7" draw:name="Shape67" draw:style-name="gr1"><draw:polygon draw:style-name="gr93" draw:text-style-name="P61" svg:width="1.336cm" svg:height="2.314cm" svg:x="0.993cm" svg:y="0.444cm" svg:viewBox="0 0 1337 2315" draw:points="669,0 0,1156 669,2315 1337,1159"><text:p/></draw:polygon><draw:polygon draw:style-name="gr94" draw:text-style-name="P62" svg:width="2.007cm" svg:height="2.317cm" svg:x="2.994cm" svg:y="0.452cm" svg:viewBox="0 0 2008 2318" draw:points="0,0 1342,0 2008,1159 1340,2314 5,2318 670,1159"><text:p/></draw:polygon><draw:polygon draw:style-name="gr95" draw:text-style-name="P63" svg:width="0.669cm" svg:height="1.152cm" svg:x="7.664cm" svg:y="2.174cm" svg:viewBox="0 0 670 1153" draw:points="334,0 0,577 334,1153 670,577"><text:p/></draw:polygon><draw:polygon draw:style-name="gr96" draw:text-style-name="P61" svg:width="2cm" svg:height="1.734cm" svg:x="5.666cm" svg:y="0.434cm" svg:viewBox="0 0 2001 1735" draw:points="0,2 2001,0 1001,1735"><text:p/></draw:polygon><draw:polygon draw:style-name="gr97" draw:text-style-name="P61" svg:width="2.34cm" svg:height="1.158cm" svg:x="4.663cm" svg:y="3.325cm" svg:viewBox="0 0 2341 1159" draw:points="0,0 333,583 0,1159 2008,1159 2341,583 2000,0"><text:p/></draw:polygon><draw:polygon draw:style-name="gr98" draw:text-style-name="P63" svg:width="1.332cm" svg:height="1.158cm" svg:x="2.318cm" svg:y="3.326cm" svg:viewBox="0 0 1333 1159" draw:points="0,579 334,1159 1001,1159 1333,583 994,0 334,0"><text:p/></draw:polygon><draw:line draw:style-name="gr99" draw:text-style-name="P64" svg:x1="0.159cm" svg:y1="0.434cm" svg:x2="8.838cm" svg:y2="0.434cm"><text:p/></draw:line><draw:line draw:style-name="gr100" draw:text-style-name="P64" svg:x1="0.156cm" svg:y1="1.009cm" svg:x2="8.838cm" svg:y2="1.009cm"><text:p/></draw:line><draw:line draw:style-name="gr101" draw:text-style-name="P64" svg:x1="0.156cm" svg:y1="4.482cm" svg:x2="8.838cm" svg:y2="4.482cm"><text:p/></draw:line><draw:line draw:style-name="gr102" draw:text-style-name="P64" svg:x1="0.159cm" svg:y1="1.588cm" svg:x2="8.838cm" svg:y2="1.588cm"><text:p/></draw:line><draw:line draw:style-name="gr103" draw:text-style-name="P64" svg:x1="0.159cm" svg:y1="2.166cm" svg:x2="8.838cm" svg:y2="2.166cm"><text:p/></draw:line><draw:line draw:style-name="gr104" draw:text-style-name="P64" svg:x1="0.159cm" svg:y1="2.744cm" svg:x2="8.838cm" svg:y2="2.744cm"><text:p/></draw:line><draw:line draw:style-name="gr105" draw:text-style-name="P64" svg:x1="0.156cm" svg:y1="3.325cm" svg:x2="8.838cm" svg:y2="3.325cm"><text:p/></draw:line><draw:line draw:style-name="gr106" draw:text-style-name="P64" svg:x1="0.159cm" svg:y1="3.901cm" svg:x2="8.838cm" svg:y2="3.901cm"><text:p/></draw:line><draw:line draw:style-name="gr107" draw:text-style-name="P64" svg:x1="8.484cm" svg:y1="4.819cm" svg:x2="8.844cm" svg:y2="4.198cm"><text:p/></draw:line><draw:line draw:style-name="gr108" draw:text-style-name="P64" svg:x1="7.812cm" svg:y1="4.819cm" svg:x2="8.84cm" svg:y2="3.035cm"><text:p/></draw:line><draw:line draw:style-name="gr109" draw:text-style-name="P64" svg:x1="7.144cm" svg:y1="4.823cm" svg:x2="8.841cm" svg:y2="1.882cm"><text:p/></draw:line><draw:line draw:style-name="gr110" draw:text-style-name="P64" svg:x1="6.502cm" svg:y1="4.778cm" svg:x2="8.84cm" svg:y2="0.725cm"><text:p/></draw:line><draw:line draw:style-name="gr111" draw:text-style-name="P64" svg:x1="5.806cm" svg:y1="4.818cm" svg:x2="8.503cm" svg:y2="0.138cm"><text:p/></draw:line><draw:line draw:style-name="gr112" draw:text-style-name="P64" svg:x1="5.137cm" svg:y1="4.818cm" svg:x2="7.834cm" svg:y2="0.138cm"><text:p/></draw:line><draw:line draw:style-name="gr113" draw:text-style-name="P64" svg:x1="4.472cm" svg:y1="4.818cm" svg:x2="7.172cm" svg:y2="0.138cm"><text:p/></draw:line><draw:line draw:style-name="gr114" draw:text-style-name="P64" svg:x1="3.804cm" svg:y1="4.818cm" svg:x2="6.504cm" svg:y2="0.138cm"><text:p/></draw:line><draw:line draw:style-name="gr115" draw:text-style-name="P64" svg:x1="2.47cm" svg:y1="4.818cm" svg:x2="5.167cm" svg:y2="0.138cm"><text:p/></draw:line><draw:line draw:style-name="gr116" draw:text-style-name="P64" svg:x1="0.156cm" svg:y1="3.033cm" svg:x2="1.827cm" svg:y2="0.138cm"><text:p/></draw:line><draw:line draw:style-name="gr117" draw:text-style-name="P64" svg:x1="0.156cm" svg:y1="4.197cm" svg:x2="2.497cm" svg:y2="0.138cm"><text:p/></draw:line><draw:line draw:style-name="gr118" draw:text-style-name="P64" svg:x1="0.467cm" svg:y1="4.818cm" svg:x2="3.167cm" svg:y2="0.138cm"><text:p/></draw:line><draw:line draw:style-name="gr119" draw:text-style-name="P64" svg:x1="1.131cm" svg:y1="4.818cm" svg:x2="3.828cm" svg:y2="0.138cm"><text:p/></draw:line><draw:line draw:style-name="gr120" draw:text-style-name="P64" svg:x1="1.802cm" svg:y1="4.818cm" svg:x2="4.502cm" svg:y2="0.138cm"><text:p/></draw:line><draw:line draw:style-name="gr121" draw:text-style-name="P64" svg:x1="3.142cm" svg:y1="4.818cm" svg:x2="5.839cm" svg:y2="0.138cm"><text:p/></draw:line><draw:line draw:style-name="gr122" draw:text-style-name="P64" svg:x1="0.156cm" svg:y1="0.722cm" svg:x2="0.493cm" svg:y2="0.138cm"><text:p/></draw:line><draw:line draw:style-name="gr123" draw:text-style-name="P64" svg:x1="0.156cm" svg:y1="1.874cm" svg:x2="1.159cm" svg:y2="0.138cm"><text:p/></draw:line><draw:line draw:style-name="gr124" draw:text-style-name="P64" svg:x1="6.168cm" svg:y1="0.138cm" svg:x2="8.865cm" svg:y2="4.818cm"><text:p/></draw:line><draw:line draw:style-name="gr125" draw:text-style-name="P64" svg:x1="5.496cm" svg:y1="0.138cm" svg:x2="8.196cm" svg:y2="4.818cm"><text:p/></draw:line><draw:line draw:style-name="gr126" draw:text-style-name="P64" svg:x1="4.832cm" svg:y1="0.138cm" svg:x2="7.529cm" svg:y2="4.818cm"><text:p/></draw:line><draw:line draw:style-name="gr127" draw:text-style-name="P64" svg:x1="4.163cm" svg:y1="0.138cm" svg:x2="6.86cm" svg:y2="4.818cm"><text:p/></draw:line><draw:line draw:style-name="gr128" draw:text-style-name="P64" svg:x1="3.491cm" svg:y1="0.138cm" svg:x2="6.191cm" svg:y2="4.818cm"><text:p/></draw:line><draw:line draw:style-name="gr129" draw:text-style-name="P64" svg:x1="2.826cm" svg:y1="0.138cm" svg:x2="5.523cm" svg:y2="4.818cm"><text:p/></draw:line><draw:line draw:style-name="gr130" draw:text-style-name="P64" svg:x1="2.156cm" svg:y1="0.138cm" svg:x2="4.856cm" svg:y2="4.818cm"><text:p/></draw:line><draw:line draw:style-name="gr131" draw:text-style-name="P64" svg:x1="1.489cm" svg:y1="0.138cm" svg:x2="4.189cm" svg:y2="4.818cm"><text:p/></draw:line><draw:line draw:style-name="gr132" draw:text-style-name="P64" svg:x1="0.156cm" svg:y1="0.138cm" svg:x2="2.856cm" svg:y2="4.818cm"><text:p/></draw:line><draw:line draw:style-name="gr133" draw:text-style-name="P64" svg:x1="0.156cm" svg:y1="3.61cm" svg:x2="0.85cm" svg:y2="4.814cm"><text:p/></draw:line><draw:line draw:style-name="gr134" draw:text-style-name="P64" svg:x1="0.156cm" svg:y1="2.458cm" svg:x2="1.515cm" svg:y2="4.816cm"><text:p/></draw:line><draw:line draw:style-name="gr135" draw:text-style-name="P64" svg:x1="0.156cm" svg:y1="1.3cm" svg:x2="2.187cm" svg:y2="4.821cm"><text:p/></draw:line><draw:line draw:style-name="gr136" draw:text-style-name="P64" svg:x1="0.827cm" svg:y1="0.138cm" svg:x2="3.527cm" svg:y2="4.818cm"><text:p/></draw:line><draw:line draw:style-name="gr137" draw:text-style-name="P64" svg:x1="7.505cm" svg:y1="0.138cm" svg:x2="8.851cm" svg:y2="2.476cm"><text:p/></draw:line><draw:line draw:style-name="gr138" draw:text-style-name="P64" svg:x1="8.17cm" svg:y1="0.138cm" svg:x2="8.839cm" svg:y2="1.297cm"><text:p/></draw:line><draw:line draw:style-name="gr139" draw:text-style-name="P64" svg:x1="6.829cm" svg:y1="0.138cm" svg:x2="8.837cm" svg:y2="3.618cm"><text:p/></draw:line><draw:frame draw:style-name="gr140" draw:text-style-name="P65" svg:width="1.045cm" svg:height="0.489cm" draw:transform="rotate (1.047546617047) translate (-0.0229305555555556cm 3.60186111111111cm)"><draw:text-box><text:p text:style-name="P47"><text:span text:style-name="T24">1 u.l.</text:span></text:p></draw:text-box></draw:frame><draw:line draw:style-name="gr141" draw:text-style-name="P64" svg:x1="0.299cm" svg:y1="3.96cm" svg:x2="0.98cm" svg:y2="2.78cm"><text:p/></draw:line><draw:polygon draw:style-name="gr142" draw:text-style-name="P66" svg:width="1.336cm" svg:height="2.314cm" svg:x="0.993cm" svg:y="0.434cm" svg:viewBox="0 0 1337 2315" draw:points="669,0 0,1156 669,2315 1337,1159"><text:p/></draw:polygon><draw:frame draw:style-name="gr143" draw:text-style-name="P67" svg:width="1.209cm" svg:height="0.488cm" svg:x="1.293cm" svg:y="1.152cm"><draw:text-box><text:p text:style-name="P58"><text:span text:style-name="T25">fig.1</text:span></text:p></draw:text-box></draw:frame><draw:frame draw:style-name="gr144" draw:text-style-name="P67" svg:width="1.207cm" svg:height="0.488cm" svg:x="3.805cm" svg:y="1.156cm"><draw:text-box><text:p text:style-name="P58"><text:span text:style-name="T25">fig.2</text:span></text:p></draw:text-box></draw:frame><draw:frame draw:style-name="gr145" draw:text-style-name="P67" svg:width="1.209cm" svg:height="0.488cm" svg:x="6.299cm" svg:y="0.496cm"><draw:text-box><text:p text:style-name="P58"><text:span text:style-name="T25">fig.3</text:span></text:p></draw:text-box></draw:frame><draw:polygon draw:style-name="gr146" draw:text-style-name="P68" svg:width="1.336cm" svg:height="1.155cm" svg:x="0.659cm" svg:y="3.332cm" svg:viewBox="0 0 1337 1156" draw:points="0,1156 1337,1156 669,0"><text:p/></draw:polygon><draw:frame draw:style-name="gr147" draw:text-style-name="P69" svg:width="0.678cm" svg:height="0.802cm" svg:x="0.998cm" svg:y="3.71cm"><draw:text-box><text:p text:style-name="P47"><text:span text:style-name="T26">1 </text:span></text:p><text:p text:style-name="P47"><text:span text:style-name="T26">u.a.</text:span></text:p></draw:text-box></draw:frame><draw:frame draw:style-name="gr148" draw:text-style-name="P67" svg:width="1.202cm" svg:height="0.488cm" svg:x="2.628cm" svg:y="3.472cm"><draw:text-box><text:p text:style-name="P58"><text:span text:style-name="T25">fig.4</text:span></text:p></draw:text-box></draw:frame><draw:frame draw:style-name="gr149" draw:text-style-name="P67" svg:width="1.213cm" svg:height="0.488cm" svg:x="5.493cm" svg:y="3.47cm"><draw:text-box><text:p text:style-name="P58"><text:span text:style-name="T25">fig.5</text:span></text:p></draw:text-box></draw:frame><draw:frame draw:style-name="gr150" draw:text-style-name="P67" svg:width="1.209cm" svg:height="0.488cm" svg:x="7.636cm" svg:y="3.318cm"><draw:text-box><text:p text:style-name="P58"><text:span text:style-name="T25">fig.6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Observe attentivement l’unité de <text:span text:style-name="T5">longueur <text:line-break/>(« 1 </text:span><text:span text:style-name="T6">u.l. ») et l’unité d’aire (« 1 u.a. ») , puis com­plète le tableau </text:span><text:span text:style-name="T8">suivant</text:span><text:span text:style-name="T7"> :</text:span></text:p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office:value-type="string">
            <text:p text:style-name="P17">Figure</text:p>
          </table:table-cell>
          <table:table-cell table:style-name="Table2.B1" office:value-type="float" office:value="1">
            <text:p text:style-name="P17">1</text:p>
          </table:table-cell>
          <table:table-cell table:style-name="Table2.B1" office:value-type="float" office:value="2">
            <text:p text:style-name="P17">2</text:p>
          </table:table-cell>
          <table:table-cell table:style-name="Table2.D1" office:value-type="float" office:value="3">
            <text:p text:style-name="P17">3</text:p>
          </table:table-cell>
        </table:table-row>
        <table:table-row table:style-name="Table2.1">
          <table:table-cell table:style-name="Table2.A2" office:value-type="string">
            <text:p text:style-name="P3">Péri­mètre<text:line-break/>exprimé en u.l.</text:p>
          </table:table-cell>
          <table:table-cell table:style-name="Table2.B2" office:value-type="string">
            <text:p text:style-name="P11">…..</text:p>
          </table:table-cell>
          <table:table-cell table:style-name="Table2.C2" office:value-type="string">
            <text:p text:style-name="P11">…..</text:p>
          </table:table-cell>
          <table:table-cell table:style-name="Table2.D2" office:value-type="string">
            <text:p text:style-name="P11">…..</text:p>
          </table:table-cell>
        </table:table-row>
        <table:table-row table:style-name="Table2.1">
          <table:table-cell table:style-name="Table2.A3" office:value-type="string">
            <text:p text:style-name="P5">Aire expri­mée en u.a.</text:p>
          </table:table-cell>
          <table:table-cell table:style-name="Table2.B3" office:value-type="string">
            <text:p text:style-name="P11">…..</text:p>
          </table:table-cell>
          <table:table-cell table:style-name="Table2.C3" office:value-type="string">
            <text:p text:style-name="P11">…..</text:p>
          </table:table-cell>
          <table:table-cell table:style-name="Table2.D3" office:value-type="string">
            <text:p text:style-name="P11">…..</text:p>
          </table:table-cell>
        </table:table-row>
      </table:table>
      <text:p text:style-name="_5f_Paragraphe_20_livret_20_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Figure</text:p>
          </table:table-cell>
          <table:table-cell table:style-name="Table6.B1" office:value-type="float" office:value="4">
            <text:p text:style-name="P16">4</text:p>
          </table:table-cell>
          <table:table-cell table:style-name="Table6.B1" office:value-type="float" office:value="5">
            <text:p text:style-name="P16">5</text:p>
          </table:table-cell>
          <table:table-cell table:style-name="Table6.D1" office:value-type="float" office:value="6">
            <text:p text:style-name="P16">6</text:p>
          </table:table-cell>
        </table:table-row>
        <table:table-row table:style-name="Table6.1">
          <table:table-cell table:style-name="Table6.A2" office:value-type="string">
            <text:p text:style-name="P20">Péri­mètre<text:line-break/>exprimé en u.l.</text:p>
          </table:table-cell>
          <table:table-cell table:style-name="Table6.B2" office:value-type="string">
            <text:p text:style-name="P11">…..</text:p>
          </table:table-cell>
          <table:table-cell table:style-name="Table6.C2" office:value-type="string">
            <text:p text:style-name="P11">…..</text:p>
          </table:table-cell>
          <table:table-cell table:style-name="Table6.D2" office:value-type="string">
            <text:p text:style-name="P11">…..</text:p>
          </table:table-cell>
        </table:table-row>
        <table:table-row table:style-name="Table6.1">
          <table:table-cell table:style-name="Table6.A3" office:value-type="string">
            <text:p text:style-name="P20">Aire expri­mée en u.a.</text:p>
          </table:table-cell>
          <table:table-cell table:style-name="Table6.B3" office:value-type="string">
            <text:p text:style-name="P11">…..</text:p>
          </table:table-cell>
          <table:table-cell table:style-name="Table6.C3" office:value-type="string">
            <text:p text:style-name="P11">…..</text:p>
          </table:table-cell>
          <table:table-cell table:style-name="Table6.D3" office:value-type="string">
            <text:p text:style-name="P11">…..</text:p>
          </table:table-cell>
        </table:table-row>
      </table:table>
      <text:list xml:id="list221027965323532" text:continue-numbering="true" text:style-name="_5f_Numérotation_20_des_20_exercices_20_livrets">
        <text:list-item>
          <text:h text:style-name="_5f_Titre_20_d_27_exercices_20_livret_20_sans_20_titre_20_avec_20_num_20_exo" text:outline-level="1">Détermine un encadrement de l'aire de chaque figure exprimée en unités d'aire.</text:h>
        </text:list-item>
      </text:list>
      <text:list xml:id="list2943142594" text:style-name="_5f_Numérotation_20_de_20_s_27_entraîner">
        <text:list-header>
          <text:p text:style-name="P23"><draw:g text:anchor-type="as-char" draw:z-index="8" draw:name="Shape15_0" draw:style-name="gr63"><draw:g draw:style-name="gr64"><draw:line draw:style-name="gr65" draw:text-style-name="P55" svg:x1="-0.001cm" svg:y1="-0.001cm" svg:x2="-0.001cm" svg:y2="3.45cm"><text:p/></draw:line><draw:line draw:style-name="gr66" draw:text-style-name="P55" svg:x1="0.574cm" svg:y1="-0.001cm" svg:x2="0.574cm" svg:y2="3.45cm"><text:p/></draw:line><draw:line draw:style-name="gr67" draw:text-style-name="P55" svg:x1="1.149cm" svg:y1="-0.001cm" svg:x2="1.149cm" svg:y2="3.45cm"><text:p/></draw:line><draw:line draw:style-name="gr68" draw:text-style-name="P55" svg:x1="1.725cm" svg:y1="-0.001cm" svg:x2="1.725cm" svg:y2="3.45cm"><text:p/></draw:line><draw:line draw:style-name="gr69" draw:text-style-name="P55" svg:x1="2.3cm" svg:y1="-0.001cm" svg:x2="2.3cm" svg:y2="3.45cm"><text:p/></draw:line><draw:line draw:style-name="gr70" draw:text-style-name="P55" svg:x1="2.875cm" svg:y1="-0.001cm" svg:x2="2.875cm" svg:y2="3.45cm"><text:p/></draw:line><draw:line draw:style-name="gr71" draw:text-style-name="P55" svg:x1="3.45cm" svg:y1="-0.001cm" svg:x2="3.45cm" svg:y2="3.45cm"><text:p/></draw:line><draw:line draw:style-name="gr72" draw:text-style-name="P55" svg:x1="4.025cm" svg:y1="-0.001cm" svg:x2="4.025cm" svg:y2="3.45cm"><text:p/></draw:line><draw:line draw:style-name="gr73" draw:text-style-name="P55" svg:x1="4.6cm" svg:y1="-0.001cm" svg:x2="4.6cm" svg:y2="3.45cm"><text:p/></draw:line><draw:line draw:style-name="gr74" draw:text-style-name="P55" svg:x1="5.175cm" svg:y1="-0.001cm" svg:x2="5.175cm" svg:y2="3.45cm"><text:p/></draw:line><draw:line draw:style-name="gr75" draw:text-style-name="P55" svg:x1="5.751cm" svg:y1="-0.001cm" svg:x2="5.751cm" svg:y2="3.45cm"><text:p/></draw:line><draw:line draw:style-name="gr76" draw:text-style-name="P55" svg:x1="6.326cm" svg:y1="-0.001cm" svg:x2="6.326cm" svg:y2="3.45cm"><text:p/></draw:line><draw:line draw:style-name="gr77" draw:text-style-name="P55" svg:x1="6.901cm" svg:y1="-0.001cm" svg:x2="6.901cm" svg:y2="3.45cm"><text:p/></draw:line><draw:line draw:style-name="gr78" draw:text-style-name="P55" svg:x1="7.476cm" svg:y1="-0.001cm" svg:x2="7.476cm" svg:y2="3.45cm"><text:p/></draw:line><draw:line draw:style-name="gr79" draw:text-style-name="P55" svg:x1="8.051cm" svg:y1="-0.001cm" svg:x2="8.051cm" svg:y2="3.45cm"><text:p/></draw:line><draw:line draw:style-name="gr80" draw:text-style-name="P55" svg:x1="8.626cm" svg:y1="-0.001cm" svg:x2="8.626cm" svg:y2="3.45cm"><text:p/></draw:line><draw:line draw:style-name="gr81" draw:text-style-name="P55" svg:x1="-0.001cm" svg:y1="-0.001cm" svg:x2="8.627cm" svg:y2="-0.001cm"><text:p/></draw:line><draw:line draw:style-name="gr82" draw:text-style-name="P55" svg:x1="-0.001cm" svg:y1="0.574cm" svg:x2="8.627cm" svg:y2="0.574cm"><text:p/></draw:line><draw:line draw:style-name="gr83" draw:text-style-name="P55" svg:x1="-0.001cm" svg:y1="1.15cm" svg:x2="8.627cm" svg:y2="1.15cm"><text:p/></draw:line><draw:line draw:style-name="gr84" draw:text-style-name="P55" svg:x1="-0.001cm" svg:y1="1.725cm" svg:x2="8.627cm" svg:y2="1.725cm"><text:p/></draw:line><draw:line draw:style-name="gr85" draw:text-style-name="P55" svg:x1="-0.001cm" svg:y1="2.3cm" svg:x2="8.627cm" svg:y2="2.3cm"><text:p/></draw:line><draw:line draw:style-name="gr86" draw:text-style-name="P55" svg:x1="-0.001cm" svg:y1="2.872cm" svg:x2="8.627cm" svg:y2="2.872cm"><text:p/></draw:line><draw:line draw:style-name="gr87" draw:text-style-name="P55" svg:x1="-0.001cm" svg:y1="3.447cm" svg:x2="8.627cm" svg:y2="3.447cm"><text:p/></draw:line></draw:g><draw:rect draw:style-name="gr88" draw:text-style-name="P56" svg:width="0.579cm" svg:height="0.579cm" svg:x="0.573cm" svg:y="2.875cm"><text:p/></draw:rect><draw:ellipse draw:style-name="gr89" draw:text-style-name="P57" svg:width="3.17cm" svg:height="2.186cm" svg:x="0.416cm" svg:y="0.342cm"><text:p/></draw:ellipse><draw:path draw:style-name="gr89" draw:text-style-name="P57" svg:width="3.565cm" svg:height="2.644cm" svg:x="4.735cm" svg:y="0.362cm" svg:viewBox="0 0 3566 2645" svg:d="M376 1406c4-132 39-252 70-374 33-130 37-252 94-373 55-117 59-285 141-373 79-87 138-225 236-268 79-36 167-5 250-13 82-8 166 21 250 13 76-8 157 0 236 0 83 0 166 0 251 0 83 0 167 2 249 0 83-3 164 20 236 126 82 116 130 261 235 328 76 48 161 21 243 24 80 5 162 16 242 0 98-19 182 52 259 116 85 70 165 197 181 350 12 122 31 258 0 374-35 136-149 196-244 199-81 3-162 4-243 0-83-5-178-7-243 70-73 89-141 225-148 384-5 127 4 268-63 374-58 94-126 217-227 210-91-6-171 84-265 70-81-12-164 0-244 0-85 0-173 0-258 0-81 0-163 0-244 0-82 0-162-13-243 0-92 17-171-55-258-58-82-3-161-29-243-22-85 4-173 0-258 0-93 0-179-68-244-153-66-87-127-214-124-351 4-123-11-269 62-362 78-94 114-266 220-314h86 15z"><text:p/></draw:path><draw:frame draw:style-name="gr90" draw:text-style-name="P59" svg:width="2.119cm" svg:height="0.431cm" svg:x="1.298cm" svg:y="2.976cm"><draw:text-box><text:p text:style-name="P58"><text:span text:style-name="T22">Unité </text:span><text:span text:style-name="T22">d'aire</text:span></text:p></draw:text-box></draw:frame><draw:frame draw:style-name="gr91" draw:text-style-name="P60" svg:width="1.583cm" svg:height="0.717cm" svg:x="1.221cm" svg:y="1.085cm"><draw:text-box><text:p text:style-name="P58"><text:span text:style-name="T23">Fig. A</text:span></text:p></draw:text-box></draw:frame><draw:frame draw:style-name="gr92" draw:text-style-name="P60" svg:width="1.585cm" svg:height="0.719cm" svg:x="6.103cm" svg:y="1.081cm"><draw:text-box><text:p text:style-name="P58"><text:span text:style-name="T23">Fig. B</text:span></text:p></draw:text-box></draw:frame></draw:g></text:p>
        </text:list-header>
      </text:list>
      <text:p text:style-name="P22"><text:span text:style-name="_5f_livret">…………………………………………………………………</text:span></text:p>
      <text:p text:style-name="P22"><text:span text:style-name="_5f_livret">…………………………………………………………………</text:span></text:p>
      <text:p text:style-name="P22"><text:span text:style-name="_5f_livret">…………………………………………………………………</text:span></text:p>
      <text:p text:style-name="P22"><text:span text:style-name="_5f_livret">…………………………………………………………………</text:span></text:p>
      <text:p text:style-name="P22"><text:span text:style-name="_5f_livret">…………………………………………………………………</text:span></text:p>
      <text:p text:style-name="P22"><text:span text:style-name="_5f_livret">…………………………………………………………………</text:span></text:p>
      <text:p text:style-name="P22"><text:span text:style-name="_5f_livret">…………………………………………………………………</text:span></text:p>
      <text:p text:style-name="P22"><text:span text:style-name="_5f_livret">…………………………………………………………………</text:span></text:p>
      <text:p text:style-name="P22"><text:span text:style-name="_5f_livret">………………………………………………………………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Bitstream Vera          Sans" svg:font-family="'Bitstream Vera          Sans', sans-serif"/>
    <style:font-face style:name="Bitstream Vera Sans2" svg:font-family="'Bitstream Vera Sans', sans-serif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MS Gothic1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3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2b2b2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Brevet" style:family="text">
      <style:text-properties fo:color="#40b3ff" loext:opacity="100%" style:font-name="Bitstream Vera Sans1" fo:font-family="'Bitstream Vera Sans'" style:font-style-name="Roman" style:font-family-generic="swiss" style:font-pitch="variable" fo:font-size="9pt" fo:font-weight="bold" style:font-size-asian="10.5pt" style:font-weight-asian="bold" style:font-weight-complex="bold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_5f_Caractère_20_manuel" style:display-name="_Caractère manuel" style:family="text">
      <style:text-properties style:font-name="Bitstream Vera Sans1" fo:font-family="'Bitstream Vera Sans'" style:font-style-name="Roman" style:font-family-generic="swiss" style:font-pitch="variable" fo:font-size="9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  <style:text-properties officeooo:paragraph-rsid="01f62d94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f62d94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3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4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</text:span><text:span text:style-name="MT1">ie 1</text:span></text:p></draw:text-box></draw:frame><draw:line text:anchor-type="paragraph" draw:z-index="5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0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</text:span><text:span text:style-name="MT1">ie 1</text:span></text:p></draw:text-box></draw:frame><draw:line text:anchor-type="paragraph" draw:z-index="2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6"><text:span text:style-name="MT2"><text:s text:c="16"/>Aires</text:span> : <text:span text:style-name="MT2">Aire par comptage</text:span> </text:p>
      </style:header>
      <style:footer>
        <text:h text:style-name="MP7" text:outline-level="1"><text:span text:style-name="MT2">Aires</text:span> : <text:span text:style-name="MT2">Aire par comptage</text:span>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8"><text:span text:style-name="MT2"><text:s text:c="14"/>Aires</text:span> : <text:span text:style-name="MT2">par comptage</text:span> </text:p>
      </style:header>
      <style:footer>
        <text:h text:style-name="MP9" text:outline-level="1"><text:span text:style-name="MT2">Aires </text:span>: <text:span text:style-name="MT2">Aire par comptage</text:span>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10H54M58S</meta:editing-duration>
    <meta:editing-cycles>187</meta:editing-cycles>
    <meta:generator>LibreOffice/7.0.0.3$Linux_X86_64 LibreOffice_project/8061b3e9204bef6b321a21033174034a5e2ea88e</meta:generator>
    <dc:date>2021-01-21T22:08:46.574224168</dc:date>
    <meta:document-statistic meta:table-count="5" meta:image-count="0" meta:object-count="0" meta:page-count="1" meta:paragraph-count="89" meta:word-count="207" meta:character-count="1293" meta:non-whitespace-character-count="1034"/>
    <meta:template xlink:type="simple" xlink:actuate="onRequest" xlink:title="cahier_M" xlink:href="../cahier_M.ott" meta:date="2020-12-21T12:40:50.778118149"/>
  </office:meta>
</office:document-meta>
</file>